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fo:margin-top="0.1575in" fo:margin-bottom="0.0984in"/>
    </style:style>
    <style:style style:name="P5" style:family="paragraph" style:parent-style-name="OOoTextBody">
      <style:paragraph-properties loext:contextual-spacing="false" fo:margin-top="0.1575in" fo:margin-bottom="0.0984in"/>
    </style:style>
    <style:style style:name="P6" style:family="paragraph" style:parent-style-name="OOoTextBody" style:master-page-name="">
      <style:paragraph-properties loext:contextual-spacing="false" fo:margin-top="0.1575in" fo:margin-bottom="0.0984in" style:page-number="auto" fo:keep-with-next="always"/>
    </style:style>
    <style:style style:name="P7" style:family="paragraph" style:parent-style-name="OOoTextBody">
      <style:paragraph-properties loext:contextual-spacing="false"/>
    </style:style>
    <style:style style:name="P8" style:family="paragraph" style:parent-style-name="OOoTextBody">
      <style:paragraph-properties loext:contextual-spacing="false"/>
      <style:text-properties fo:font-weight="bold" style:font-weight-asian="bold" style:font-weight-complex="bold"/>
    </style:style>
    <style:style style:name="P9" style:family="paragraph" style:parent-style-name="OOoTextBody">
      <style:paragraph-properties fo:margin-top="0.1181in" fo:margin-bottom="0.0429in"/>
    </style:style>
    <style:style style:name="P10" style:family="paragraph" style:parent-style-name="OOoTextBody">
      <style:paragraph-properties loext:contextual-spacing="false" fo:margin-top="0.1181in" fo:margin-bottom="0.0429in"/>
    </style:style>
    <style:style style:name="P11" style:family="paragraph" style:parent-style-name="OOoTextBody" style:master-page-name="">
      <style:paragraph-properties loext:contextual-spacing="false" fo:margin-top="0.1181in" fo:margin-bottom="0.0429in"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loext:contextual-spacing="false" style:page-number="auto"/>
    </style:style>
    <style:style style:name="P16" style:family="paragraph" style:parent-style-name="OOoTextBody_5f_ListIntro" style:master-page-name="">
      <style:paragraph-properties style:page-number="auto"/>
    </style:style>
    <style:style style:name="P17" style:family="paragraph" style:parent-style-name="Text_20_body" style:master-page-name="">
      <style:paragraph-properties fo:orphans="0" fo:widows="0" style:page-number="auto" fo:break-before="auto" fo:break-after="auto"/>
      <style:text-properties style:font-name="DejaVu Serif4" fo:font-size="11pt" fo:language="en" fo:country="US"/>
    </style:style>
    <style:style style:name="P18"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9" style:family="paragraph" style:parent-style-name="Text_20_body" style:master-page-name="">
      <style:paragraph-properties fo:keep-together="always" fo:orphans="0" fo:widows="0" style:page-number="auto"/>
      <style:text-properties style:font-name="DejaVu Serif4" fo:font-size="11pt" fo:language="en" fo:country="US"/>
    </style:style>
    <style:style style:name="P20" style:family="paragraph" style:parent-style-name="OOoTextBody" style:master-page-name="">
      <style:paragraph-properties loext:contextual-spacing="false" fo:margin-top="0in" fo:margin-bottom="0.0429in" style:page-number="auto" fo:keep-with-next="always"/>
    </style:style>
    <style:style style:name="P21" style:family="paragraph" style:parent-style-name="OOoTextBody">
      <style:paragraph-properties fo:keep-with-next="always"/>
    </style:style>
    <style:style style:name="P22" style:family="paragraph" style:parent-style-name="OOoTextBody" style:master-page-name="">
      <style:paragraph-properties loext:contextual-spacing="false" fo:margin-top="0.1181in" fo:margin-bottom="0.0984in" style:page-number="auto" fo:keep-with-next="always"/>
    </style:style>
    <style:style style:name="P23" style:family="paragraph" style:parent-style-name="OOoTextBody" style:master-page-name="">
      <style:paragraph-properties loext:contextual-spacing="false" fo:margin-top="0.1181in" fo:margin-bottom="0.0984in" style:page-number="auto"/>
    </style:style>
    <style:style style:name="P24" style:family="paragraph" style:parent-style-name="OOoTableText">
      <style:paragraph-properties fo:margin-left="0in" fo:margin-right="0.0835in" fo:text-indent="0in" style:auto-text-indent="false"/>
    </style:style>
    <style:style style:name="P25" style:family="paragraph" style:parent-style-name="OOoTextBody">
      <style:paragraph-properties fo:margin-top="0.1575in" fo:margin-bottom="0.0591in"/>
    </style:style>
    <style:style style:name="P26" style:family="paragraph" style:parent-style-name="OOoProductName" style:master-page-name="OOoTitlePage">
      <style:paragraph-properties style:page-number="auto"/>
    </style:style>
    <style:style style:name="P27" style:family="paragraph" style:parent-style-name="OOoNum_20_abc_20_Cont." style:list-style-name="OOoNum_20_123"/>
    <style:style style:name="P28" style:family="paragraph" style:parent-style-name="OOoCopyrightPage" style:master-page-name="OOoCopyright">
      <style:paragraph-properties style:page-number="auto"/>
    </style:style>
    <style:style style:name="P29" style:family="paragraph" style:parent-style-name="OOoNum_20_123_20_Start" style:list-style-name="OOoNum_20_123"/>
    <style:style style:name="P30" style:family="paragraph" style:parent-style-name="OOoNum_20_123_20_Start" style:list-style-name=""/>
    <style:style style:name="P31" style:family="paragraph" style:parent-style-name="OOoNum_20_123_20_Start" style:list-style-name="OOoNum_20_123" style:master-page-name="">
      <style:paragraph-properties style:page-number="auto"/>
    </style:style>
    <style:style style:name="P32" style:family="paragraph" style:parent-style-name="OOoNum_20_123_20_Start" style:master-page-name="">
      <style:paragraph-properties style:page-number="auto" fo:keep-with-next="always"/>
    </style:style>
    <style:style style:name="P33" style:family="paragraph" style:parent-style-name="OOoHeading_20_2">
      <style:text-properties fo:language="en" fo:country="US"/>
    </style:style>
    <style:style style:name="P34" style:family="paragraph" style:parent-style-name="OOoNum_20_123_20_End" style:list-style-name="OOoNum_20_123"/>
    <style:style style:name="P35" style:family="paragraph" style:parent-style-name="OOoNum_20_123_20_Cont." style:list-style-name="OOoNum_20_123"/>
    <style:style style:name="P36" style:family="paragraph" style:parent-style-name="OOoNum_20_123_20_Cont." style:master-page-name="">
      <style:paragraph-properties style:page-number="auto" fo:keep-with-next="always"/>
    </style:style>
    <style:style style:name="P37" style:family="paragraph" style:parent-style-name="OOoFigure" style:list-style-name="L1"/>
    <style:style style:name="P38" style:family="paragraph" style:parent-style-name="OOoFigure" style:list-style-name="OOoNum_20_123"/>
    <style:style style:name="P39" style:family="paragraph" style:parent-style-name="OOoTableText" style:list-style-name="L2"/>
    <style:style style:name="P40" style:family="paragraph" style:parent-style-name="OOoList_20_1_20_End" style:list-style-name="OOoBullets_20_1"/>
    <style:style style:name="P41" style:family="paragraph" style:parent-style-name="OOoList_20_1_20_Cont." style:list-style-name="OOoBullets_20_1"/>
    <style:style style:name="P42" style:family="paragraph" style:parent-style-name="OOoHeading_20_0">
      <style:paragraph-properties fo:break-before="page"/>
    </style:style>
    <style:style style:name="P43" style:family="paragraph" style:parent-style-name="OOoTextBody" style:master-page-name="OOoFrontMatter">
      <style:paragraph-properties style:page-number="auto"/>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OOoHeading_20_1" style:master-page-name="">
      <style:paragraph-properties style:page-number="auto" fo:keep-with-next="always"/>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style-asian="normal" style:font-style-complex="normal"/>
    </style:style>
    <style:style style:name="T2" style:family="text">
      <style:text-properties fo:language="en" fo:country="US"/>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ize-asian="11pt"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font-style-asian="italic" style:font-style-complex="italic"/>
    </style:style>
    <style:style style:name="T14" style:family="text">
      <style:text-properties style:font-name="Times New Roman2" fo:font-size="12pt" fo:font-weight="bold"/>
    </style:style>
    <style:style style:name="T15" style:family="text">
      <style:text-properties style:font-size-asian="11pt"/>
    </style:style>
    <style:style style:name="T16" style:family="text">
      <style:text-properties style:font-size-asian="11pt" style:font-style-asian="normal" style:font-style-complex="normal"/>
    </style:style>
    <style:style style:name="T17" style:family="text">
      <style:text-properties style:text-underline-style="none"/>
    </style:style>
    <style:style style:name="T18" style:family="text">
      <style:text-properties style:font-name="DejaVu Sans4" fo:font-size="14pt" style:font-size-asian="14pt" style:font-size-complex="14pt"/>
    </style:style>
    <style:style style:name="T19" style:family="text">
      <style:text-properties fo:font-size="12pt" style:font-size-asian="12pt" style:font-style-asian="normal" style:font-size-complex="12pt" style:font-style-complex="normal"/>
    </style:style>
    <style:style style:name="T20" style:family="text">
      <style:text-properties fo:font-size="12pt" style:font-size-asian="12pt" style:font-size-complex="12pt"/>
    </style:style>
    <style:style style:name="T21" style:family="text">
      <style:text-properties fo:font-size="14pt" style:font-size-asian="14pt" style:font-size-complex="14pt"/>
    </style:style>
    <style:style style:name="T22" style:family="text">
      <style:text-properties fo:font-size="14pt" style:font-size-asian="14pt" style:font-style-asian="normal" style:font-size-complex="14pt" style:font-style-complex="normal"/>
    </style:style>
    <style:style style:name="T23" style:family="text">
      <style:text-properties style:font-name="Times New Roman"/>
    </style:style>
    <style:style style:name="T24"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pache OpenOffice</text:p>
      <text:p text:style-name="OOoSubtitle">Version 4.1</text:p>
      <text:p text:style-name="OOoGuideName">Getting Started</text:p>
      <text:p text:style-name="OOoAuthor">AOO Documentation Team</text:p>
      <text:p text:style-name="OOoTextBody"/>
      <text:p text:style-name="OOoPageBreak"/>
      <text:p text:style-name="P28">Copyright</text:p>
      <text:p text:style-name="OOoTextBody">This document is Copyright <text:span text:style-name="T23">©</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text:date style:data-style-name="N81" text:date-value="2022-12-30T13:51:26.85" text:fixed="true">30. December 2022</text:date>. Based on Apache OpenOffice 4.1.</text:p>
      <text:p text:style-name="P43"/>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index-entry-link-end/>
          </text:table-of-content-entry-template>
        </text:table-of-content-source>
        <text:index-body>
          <text:p text:style-name="P46"><text:a xlink:type="simple" xlink:href="#__RefHeading__6775_1592389427" text:style-name="Internet_20_link" text:visited-style-name="Internet_20_link">Chapter 7<text:line-break/>Getting Started with Base<text:tab/></text:a><text:a xlink:type="simple" xlink:href="#__RefHeading__6775_1592389427" text:style-name="Internet_20_link" text:visited-style-name="Internet_20_link"><text:span text:style-name="Internet_20_link">4</text:span></text:a></text:p>
          <text:p text:style-name="P44"><text:a xlink:type="simple" xlink:href="#__RefHeading__6777_1592389427" text:style-name="Internet_20_link" text:visited-style-name="Internet_20_link">What Is Base?<text:tab/></text:a><text:a xlink:type="simple" xlink:href="#__RefHeading__6777_1592389427" text:style-name="Internet_20_link" text:visited-style-name="Internet_20_link"><text:span text:style-name="Internet_20_link">4</text:span></text:a></text:p>
          <text:p text:style-name="P44"><text:a xlink:type="simple" xlink:href="#__RefHeading__6779_1592389427" text:style-name="Internet_20_link" text:visited-style-name="Internet_20_link">Planning a Database<text:tab/></text:a><text:a xlink:type="simple" xlink:href="#__RefHeading__6779_1592389427" text:style-name="Internet_20_link" text:visited-style-name="Internet_20_link"><text:span text:style-name="Internet_20_link">5</text:span></text:a></text:p>
          <text:p text:style-name="P44"><text:a xlink:type="simple" xlink:href="#__RefHeading__6781_1592389427" text:style-name="Internet_20_link" text:visited-style-name="Internet_20_link">Creating a New Database<text:tab/></text:a><text:a xlink:type="simple" xlink:href="#__RefHeading__6781_1592389427" text:style-name="Internet_20_link" text:visited-style-name="Internet_20_link"><text:span text:style-name="Internet_20_link">6</text:span></text:a></text:p>
          <text:p text:style-name="P44"><text:a xlink:type="simple" xlink:href="#__RefHeading__6783_1592389427" text:style-name="Internet_20_link" text:visited-style-name="Internet_20_link">Creating Database Tables<text:tab/></text:a><text:a xlink:type="simple" xlink:href="#__RefHeading__6783_1592389427" text:style-name="Internet_20_link" text:visited-style-name="Internet_20_link"><text:span text:style-name="Internet_20_link">8</text:span></text:a></text:p>
          <text:p text:style-name="P44"><text:a xlink:type="simple" xlink:href="#__RefHeading__6785_1592389427" text:style-name="Internet_20_link" text:visited-style-name="Internet_20_link">Defining Relationships<text:tab/></text:a><text:a xlink:type="simple" xlink:href="#__RefHeading__6785_1592389427" text:style-name="Internet_20_link" text:visited-style-name="Internet_20_link"><text:span text:style-name="Internet_20_link">16</text:span></text:a></text:p>
          <text:p text:style-name="P44"><text:a xlink:type="simple" xlink:href="#__RefHeading__6787_1592389427" text:style-name="Internet_20_link" text:visited-style-name="Internet_20_link">Creating a Database Form<text:tab/></text:a><text:a xlink:type="simple" xlink:href="#__RefHeading__6787_1592389427" text:style-name="Internet_20_link" text:visited-style-name="Internet_20_link"><text:span text:style-name="Internet_20_link">19</text:span></text:a></text:p>
          <text:p text:style-name="P44"><text:a xlink:type="simple" xlink:href="#__RefHeading__6789_1592389427" text:style-name="Internet_20_link" text:visited-style-name="Internet_20_link">Accessing Other Data Sources<text:tab/></text:a><text:a xlink:type="simple" xlink:href="#__RefHeading__6789_1592389427" text:style-name="Internet_20_link" text:visited-style-name="Internet_20_link"><text:span text:style-name="Internet_20_link">38</text:span></text:a></text:p>
          <text:p text:style-name="P44"><text:a xlink:type="simple" xlink:href="#__RefHeading__6791_1592389427" text:style-name="Internet_20_link" text:visited-style-name="Internet_20_link">Using Data Sources in Apache OpenOffice<text:tab/></text:a><text:a xlink:type="simple" xlink:href="#__RefHeading__6791_1592389427" text:style-name="Internet_20_link" text:visited-style-name="Internet_20_link"><text:span text:style-name="Internet_20_link">39</text:span></text:a></text:p>
          <text:p text:style-name="P44"><text:a xlink:type="simple" xlink:href="#__RefHeading__6793_1592389427" text:style-name="Internet_20_link" text:visited-style-name="Internet_20_link">Creating Queries<text:tab/></text:a><text:a xlink:type="simple" xlink:href="#__RefHeading__6793_1592389427" text:style-name="Internet_20_link" text:visited-style-name="Internet_20_link"><text:span text:style-name="Internet_20_link">45</text:span></text:a></text:p>
          <text:p text:style-name="P44"><text:a xlink:type="simple" xlink:href="#__RefHeading__6795_1592389427" text:style-name="Internet_20_link" text:visited-style-name="Internet_20_link"><text:line-break/>Creating Reports<text:tab/></text:a><text:a xlink:type="simple" xlink:href="#__RefHeading__6795_1592389427" text:style-name="Internet_20_link" text:visited-style-name="Internet_20_link"><text:span text:style-name="Internet_20_link">54</text:span></text:a></text:p>
        </text:index-body>
      </text:table-of-content>
      <text:p text:style-name="Standard"/>
      <text:h text:style-name="P42" text:outline-level="1"><text:bookmark-start text:name="__RefHeading__6775_1592389427"/>Chapter <text:span text:style-name="OOoChapterNumber">7</text:span><text:line-break/>Getting Started with Base<text:bookmark-end text:name="__RefHeading__6775_1592389427"/></text:h>
      <text:h text:style-name="OOoHeading_20_1" text:outline-level="2"><text:bookmark-start text:name="__RefHeading__6777_1592389427"/>What Is Base?<text:bookmark-end text:name="__RefHeading__6777_1592389427"/></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80233484"/>MySQL <text:alphabetical-index-mark-end text:id="IMark80233484"/>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80560308"/>embedded database<text:alphabetical-index-mark-end text:id="IMark80560308"/>,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ext:soft-page-break/>there may be further restrictions. For example, the text might have to contain a 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7"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168837736"/>Java Runtime Environment (JRE)<text:alphabetical-index-mark-end text:id="IMark168837736"/>. If you do not have one on your computer, you can download it from <text:a xlink:type="simple" xlink:href="https://www.java.com/" text:style-name="Internet_20_link" text:visited-style-name="Visited_20_Internet_20_Link"><text:span text:style-name="T2">www.java.com</text:span></text:a> or <text:a xlink:type="simple" xlink:href="https://adoptopenjdk.net/" text:style-name="Internet_20_link" text:visited-style-name="Visited_20_Internet_20_Link">adoptopenjdk.net</text:a><text:span text:style-name="T2">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bookmark-start text:name="__RefHeading__6779_1592389427"/><text:alphabetical-index-mark text:string-value="planning" text:key1="database"/>Planning a Database<text:bookmark-end text:name="__RefHeading__6779_1592389427"/></text:h>
      <text:p text:style-name="OOoTextBody">Planning a database's structure is a very <text:span text:style-name="T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7">The first planning step is to define the purpose and use of the database as carefully as possible. What information do you want to get out of the database and what <text:soft-page-break/>information has to go in to achieve that? Be sure to consider not only the immediate questions you want to answer but how those questions might change with time.</text:p>
      <text:p text:style-name="OOoTextBody">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h text:style-name="OOoHeading_20_1" text:outline-level="2"><text:bookmark-start text:name="__RefHeading__6781_1592389427"/><text:alphabetical-index-mark text:string-value="creating" text:key1="database"/>Creating a New Database<text:bookmark-end text:name="__RefHeading__6781_1592389427"/></text:h>
      <text:p text:style-name="P12">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Figure"><draw:frame draw:style-name="fr1" draw:name="Frame1" text:anchor-type="paragraph" svg:width="5.6055in" draw:z-index="25"><draw:text-box fo:min-height="3.3102in"><text:p text:style-name="OOoFigureCaption"><draw:frame draw:style-name="fr8" draw:name="AOO41GS8_001" text:anchor-type="paragraph" svg:width="5.5516in" svg:height="3.0957in" style:rel-height="scale" draw:z-index="26"><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oft-page-break/><text:span text:style-name="OOoDefault"/></text:p>
      <table:table table:name="Table231" table:style-name="Table231">
        <table:table-column table:style-name="Table231.A"/>
        <table:table-column table:style-name="Table231.B"/>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7" draw:name="AOO41GS8_dangersign02" text:anchor-type="as-char" svg:y="-0.2634in" svg:width="0.4307in" svg:height="0.398in" draw:z-index="2"><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text:bookmark-start text:name="__RefHeading__6783_1592389427"/><text:soft-page-break/>Creating Database Tables<text:bookmark-end text:name="__RefHeading__6783_1592389427"/></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3"><text:sequence-ref text:reference-format="category-and-value" text:ref-name="refFigure0">Figure 1</text:sequence-ref></text:span></text:span><text:span text:style-name="OOoDefault"><text:span text:style-name="T3">)</text:span></text:span><text:span text:style-name="OOoDefault"><text:span text:style-name="T13">.</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the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9" draw:name="AOO41GS8_dangersign03" text:anchor-type="as-char" svg:width="0.4307in" svg:height="0.398in" draw:z-index="3"><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195590976" text:key1="database"/><text:span text:style-name="OOoDefault">Table Wizard</text:span> <text:alphabetical-index-mark-end text:id="IMark195590976"/><text:span text:style-name="OOoDefault">(</text:span><text:span text:style-name="OOoDefault"><text:sequence-ref text:reference-format="category-and-value" text:ref-name="refFigure1">Figure 2</text:sequence-ref></text:span><text:span text:style-name="OOoDefault">).</text:span></text:p>
      <text:p text:style-name="P12"><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4162090233792494114" text:style-name="OOoNum_20_123">
        <text:list-item text:start-value="1">
          <text:p text:style-name="P31"><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 ID, Expense Type.</text:span><text:span text:style-name="OOoEmphasis"><text:span text:style-name="T2"> </text:span></text:span><text:span text:style-name="T2">You can select </text:span><text:span text:style-name="T2">multiple fields by pressing the </text:span><text:span text:style-name="OOoKeystroke">Ctrl</text:span><text:span text:style-name="T2"> key while clicking and then move all the chosen fields at once.</text:span><text:span text:style-name="OOoEmphasis"><text:span text:style-name="T2"><text:line-break/></text:span></text:span><text:span text:style-name="T2">At this point, you could select another sample table and move fields from it to the </text:span><text:span text:style-name="OOoEmphasis">Selected Fields</text:span> <text:span text:style-name="T2">list, but that is not necessary in this case.</text:span></text:p>
        </text:list-item>
        <text:list-item>
          <text:p text:style-name="OOoNum_20_123_20_Cont."><text:span text:style-name="OOoDefault"><text:span text:style-name="T2">If you make a mistake in selecting fields, click on the field name in the </text:span></text:span><text:span text:style-name="OOoEmphasis">Selected fields</text:span> <text:span text:style-name="OOoDefault"><text:span text:style-name="T2">list and use the </text:span></text:span><text:span text:style-name="OOoMenuPath">&lt;</text:span> <text:span text:style-name="OOoDefault"><text:span text:style-name="T2">button to move it from the </text:span></text:span><text:span text:style-name="OOoEmphasis">Selected fields</text:span> <text:span text:style-name="OOoDefault"><text:span text:style-name="T2">list back to the </text:span></text:span><text:span text:style-name="OOoEmphasis">Available fields</text:span> <text:span text:style-name="OOoDefault"><text:span text:style-name="T2">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1">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draw:frame draw:style-name="fr2" draw:name="Frame2" text:anchor-type="paragraph" svg:x="0.4299in" svg:y="-0.0484in" svg:width="5.8339in" draw:z-index="1"><draw:text-box fo:min-height="3.1602in"><text:p text:style-name="OOoFigureCaption"><draw:frame draw:style-name="fr10"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soft-page-break/></text:p>
      <text:p text:style-name="P12"><text:span text:style-name="OOoStrongEmphasis">Step 2: Set </text:span><text:alphabetical-index-mark text:string-value="field types" text:key1="database"/><text:span text:style-name="OOoStrongEmphasis">field types and </text:span><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4">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Figure"><text:span text:style-name="OOoDefault"/></text:p>
      <text:p text:style-name="OOoFigure"><draw:frame draw:style-name="fr2" draw:name="Frame3" text:anchor-type="paragraph" svg:x="0.6453in" svg:y="0.1063in" svg:width="5.5236in" draw:z-index="53"><draw:text-box fo:min-height="2.7201in"><text:p text:style-name="OOoFigureCaption"><draw:frame draw:style-name="fr10" draw:name="AOO41GS8_003" text:anchor-type="paragraph" svg:x="0.0425in" svg:y="0in" svg:width="5.4709in" svg:height="2.4874in" style:rel-height="scale" draw:z-index="54"><draw:image xlink:href="Pictures/1000000000000330000001297A39AE43.png" xlink:type="simple" xlink:show="embed" xlink:actuate="onLoad"/></draw:frame>Figure <text:sequence text:ref-name="refFigure2" text:name="Figure" text:formula="ooow:Figure+1" style:num-format="1">3</text:sequence>: Changing field types</text:p></draw:text-box></draw:frame><text:span text:style-name="OOoDefault"/></text:p>
      <text:list xml:id="list831721678948336708"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41"><text:soft-page-break/><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41"><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41"><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33777350" text:continue-numbering="true" text:style-name="OOoBullets_20_1">
        <text:list-item>
          <text:p text:style-name="P40">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850840776" text:key1="database"/><text:alphabetical-index-mark-start text:id="IMark850840920"/><text:span text:style-name="OOoStrongEmphasis">primary key</text:span><text:alphabetical-index-mark-end text:id="IMark850840920"/><text:alphabetical-index-mark-end text:id="IMark850840776"/></text:p>
      <text:list xml:id="list33778123" text:continue-list="list4162090233792494114" text:style-name="OOoNum_20_123">
        <text:list-item text:start-value="1">
          <text:p text:style-name="P32"><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33760219" text:continue-list="list33778123"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3">to complete the table </text:span></text:span><text:span text:style-name="OOoDefault"><text:span text:style-name="T2">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text:span><text:soft-page-break/><text:span text:style-name="OOoDefault">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8">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33774933" text:continue-list="list33760219"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3">table is</text:span></text:span><text:span text:style-name="OOoEmphasis"> </text:span><text:span text:style-name="OOoDefault"><text:span text:style-name="T3">cre</text:span></text:span><text:span text:style-name="OOoDefault">ated.</text:span></text:p>
        </text:list-item>
      </text:list>
      <table:table table:name="Table257" table:style-name="Table257">
        <table:table-column table:style-name="Table257.A"/>
        <table:table-column table:style-name="Table257.B"/>
        <table:table-row table:style-name="Table257.1">
          <table:table-cell table:style-name="Table257.A1" office:value-type="string">
            <text:p text:style-name="OOoTip_2f_Note_2f_Caution">Caution</text:p>
            <text:p text:style-name="OOoTableText"><text:s text:c="2"/><draw:frame draw:style-name="fr7" draw:name="AOO41GS8_dangersign04" text:anchor-type="as-char" svg:y="-0.2634in" svg:width="0.4307in" svg:height="0.398in" draw:z-index="39"><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80588176" text:key1="Design View (Base)"/>creating a new table<text:alphabetical-index-mark-end text:id="IMark80588176"/>,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ext:soft-page-break/>The first table to be created is <text:span text:style-name="OOoEmphasis">People</text:span>.<text:span text:style-name="OOoDefault"> Its fields are </text:span><text:span text:style-name="OOoEmphasis">PeopleID, First-name, </text:span>and<text:span text:style-name="OOoEmphasis"> LastName</text:span>.</text:p>
      <text:list xml:id="list33761051" text:continue-list="list33774933" text:style-name="OOoNum_20_123">
        <text:list-item text:start-value="1">
          <text:p text:style-name="OOoNum_20_123_20_Start">Click Create Table in Design View. A table similar to <text:sequence-ref text:reference-format="category-and-value" text:ref-name="refFigure3">Figure 4</text:sequence-ref> will appear but with no entries.</text:p>
        </text:list-item>
        <text:list-item>
          <text:p text:style-name="OOoNum_20_123_20_Cont."><text:span text:style-name="OOoEmphasis">PeopleID</text:span> <text:span text:style-name="OOoDefault">field:</text:span></text:p>
        </text:list-item>
      </text:list>
      <text:list xml:id="list33759136" text:continue-list="list33777350"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33770306"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168837736" text:key1="database"/><text:span text:style-name="OOoEmphasis">AutoValue</text:span> <text:alphabetical-index-mark-end text:id="IMark168837736"/><text:span text:style-name="OOoDefault">from </text:span><text:span text:style-name="OOoEmphasis">No</text:span> <text:span text:style-name="OOoDefault">to </text:span><text:span text:style-name="OOoEmphasis">Yes.</text:span></text:p>
      <text:list xml:id="list33752263"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Figure"><draw:frame draw:style-name="fr1" draw:name="Frame4" text:anchor-type="paragraph" svg:width="3.3429in" draw:z-index="6"><draw:text-box fo:min-height="4.261in"><text:p text:style-name="OOoFigureCaption"><draw:frame draw:style-name="fr8"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pan text:style-name="OOoDefault"/></text:p>
      <text:list xml:id="list33779517" text:continue-list="list33761051" text:style-name="OOoNum_20_123">
        <text:list-item>
          <text:p text:style-name="OOoNum_20_123_20_Cont."><text:span text:style-name="OOoDefault">FirstName and LastName fields:</text:span></text:p>
        </text:list-item>
      </text:list>
      <text:list xml:id="list33769042" text:continue-list="list33752263"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oft-page-break/><text:span text:style-name="OOoDefault">Select the</text:span> Field Type <text:span text:style-name="OOoEmphasis">TEXT [VARCHAR] </text:span><text:span text:style-name="OOoDefault">for each field.</text:span></text:p>
            </text:list-item>
          </text:list>
        </text:list-item>
      </text:list>
      <text:list xml:id="list33762167" text:continue-list="list33779517"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Figure"><draw:frame draw:style-name="fr2" draw:name="Frame5" text:anchor-type="paragraph" svg:x="0.7874in" svg:y="0.0193in" svg:width="4.0689in" draw:z-index="8"><draw:text-box fo:min-height="4.0055in"><text:p text:style-name="OOoFigureCaption"><draw:frame draw:style-name="fr10" draw:name="AOO41GS8_005" text:anchor-type="paragraph" svg:x="0in" svg:y="0.152in" svg:width="4.0689in" svg:height="3.722in" style:rel-height="scale" draw:z-index="9"><draw:image xlink:href="Pictures/10000000000002A00000029FA5886A0A.png" xlink:type="simple" xlink:show="embed" xlink:actuate="onLoad"/><svg:title>Fields in Sales table</svg:title></draw:frame>Figure <text:sequence text:ref-name="refFigure4" text:name="Figure" text:formula="ooow:Figure+1" style:num-format="1">5</text:sequence>: Fields in Sales table</text:p></draw:text-box></draw:frame><draw:frame draw:style-name="fr2" draw:name="Frame6" text:anchor-type="paragraph" svg:x="0.2201in" svg:y="4.572in" svg:width="6.1898in" draw:z-index="10"><draw:text-box fo:min-height="5.0437in"><text:p text:style-name="OOoFigureCaption"><draw:frame draw:style-name="fr8" draw:name="AOO41GS8_006" text:anchor-type="paragraph" svg:width="6.1354in" svg:height="4.8661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p>
      <text:p text:style-name="OOoFigur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2">f only you will use the database, leads to a cleaner data set.</text:span></text:p>
      <text:p text:style-name="OOoTextBody"><text:span text:style-name="T2">For the present case of the ExpenseType field, we will make the simplest possible table with just one column that will</text:span> <text:span text:style-name="T2">serve as both the primary key and the useful data.</text:span></text:p>
      <text:p text:style-name="OOoTextBody"><text:span text:style-name="T2">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2">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7"><text:span text:style-name="OOoDefault"/></text:p>
      <text:h text:style-name="OOoHeading_20_2" text:outline-level="3">Adding Data to the <text:alphabetical-index-mark-start text:id="IMark168838168" text:key1="database"/>List Table<text:alphabetical-index-mark-end text:id="IMark168838168"/></text:h>
      <text:p text:style-name="P15"><text:span text:style-name="OOoDefault">You should now be back at the main Base window. In the </text:span><text:span text:style-name="OOoEmphasis">Tables</text:span> <text:span text:style-name="OOoDefault">pane, right-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1"><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text:bookmark-start text:name="__RefHeading__6785_1592389427"/>Defining <text:alphabetical-index-mark-start text:id="IMark168838168" text:key1="database table"/><text:alphabetical-index-mark text:string-value="relationships (database)"/>Relationships<text:bookmark-end text:name="__RefHeading__6785_1592389427"/><text:alphabetical-index-mark-end text:id="IMark168838168"/></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oft-page-break/><text:span text:style-name="OOoEmphasis">PeopleID</text:span> values are imported from the <text:span text:style-name="OOoEmphasis">People</text:span> table This is known as a <text:alphabetical-index-mark-start text:id="IMark850849548" text:key1="database"/>Foreign Key<text:alphabetical-index-mark-end text:id="IMark850849548"/>.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33780716" text:continue-list="list33762167"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33771141" text:continue-list="list33769042"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33755599" text:continue-list="list33780716"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36"><text:span text:style-name="OOoDefault">You can define the relationship between pairs of tables in two ways:</text:span></text:p>
        </text:list-item>
      </text:list>
      <text:p text:style-name="OOoTextBody"><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a fields. For example, drag from ExpType in Expense_Categories to ExpenseType in the Expenses table.</text:span></text:p>
      <text:list xml:id="list6007028524264694119" text:style-name="L1">
        <text:list-header>
          <text:p text:style-name="P37"><draw:frame draw:style-name="fr2" draw:name="Frame7" text:anchor-type="paragraph" svg:x="-0.0008in" svg:y="0in" svg:width="6.6945in" draw:z-index="12"><draw:text-box fo:min-height="3.0028in"><text:p text:style-name="OOoFigureCaption"><draw:frame draw:style-name="fr8"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oft-page-break/><text:span text:style-name="OOoDefault"/></text:p>
        </text:list-header>
      </text:list>
      <text:list xml:id="list33768295" text:continue-list="list33771141"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4055386735492027746"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OOoFigure"><draw:frame draw:style-name="fr3" draw:name="Frame8" text:anchor-type="paragraph" svg:width="4.3252in" draw:z-index="27"><draw:text-box fo:min-height="4.2752in"><text:p text:style-name="OOoFigureCaption"><draw:frame draw:style-name="fr8" draw:name="AOO41GS8_008" text:anchor-type="paragraph" svg:width="4.3252in" svg:height="4.2752in" style:rel-height="scale" draw:z-index="28"><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oft-page-break/><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text:bookmark-start text:name="__RefHeading__6787_1592389427"/>Creating a Database Form<text:bookmark-end text:name="__RefHeading__6787_1592389427"/></text:h>
      <text:p text:style-name="P12">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not use all the available types of form controls, but the principles are much the same for all controls.</text:p>
      <text:h text:style-name="OOoHeading_20_2" text:outline-level="3"><text:soft-page-break/>Using the <text:alphabetical-index-mark text:string-value="creating using a Wizard" text:key1="database form"/><text:alphabetical-index-mark text:string-value="form (database)" text:key1="wizard"/>Wizard to Create a Simple Form</text:h>
      <text:h text:style-name="OOoHeading_20_3" text:outline-level="4">Making the Form</text:h>
      <text:p text:style-name="OOoTextBody"><text:span text:style-name="OOoDefault"><text:span text:style-name="T3">We will first use the </text:span></text:span><text:alphabetical-index-mark-start text:id="IMark80586016"/><text:span text:style-name="OOoDefault"><text:span text:style-name="T3">Form Wizard</text:span></text:span><text:span text:style-name="OOoDefault"> </text:span><text:alphabetical-index-mark-end text:id="IMark80586016"/><text:span text:style-name="OOoDefault"><text:span text:style-name="T3">to create a very simple People form for entering data in the </text:span></text:span><text:span text:style-name="OOoEmphasis"><text:span text:style-name="T1">People</text:span></text:span><text:span text:style-name="OOoDefault"><text:span text:style-name="T3"> table.</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 On the left, you can see the possible steps to create a form. Simple forms require only some of these steps, while more complex forms may use all of them. Towards the center, there is a drop-down list titled </text:span></text:span><text:span text:style-name="OOoEmphasis"><text:span text:style-name="T1">Tables or queries</text:span></text:span><text:span text:style-name="OOoEmphasis"> </text:span><text:span text:style-name="OOoDefault"><text:span text:style-name="T1">where you can see that the </text:span></text:span><text:span text:style-name="OOoEmphasis"><text:span text:style-name="T1">People</text:span></text:span><text:span text:style-name="OOoDefault"><text:span text:style-name="T1"> table has been chosen.</text:span></text:span></text:p>
      <text:p text:style-name="OOoFigure"><draw:frame draw:style-name="fr1" draw:name="Frame9" text:anchor-type="paragraph" svg:width="6.0555in" draw:z-index="85"><draw:text-box fo:min-height="4.039in"><text:p text:style-name="OOoFigureCaption"><draw:frame draw:style-name="fr8" draw:name="AOO41GS8_009" text:anchor-type="paragraph" svg:width="6.0484in" svg:height="3.8146in" style:rel-height="scale" draw:z-index="86"><draw:image xlink:href="Pictures/1000000000000424000002B306070643.png" xlink:type="simple" xlink:show="embed" xlink:actuate="onLoad"/></draw:frame>Figure <text:sequence text:ref-name="refFigure8" text:name="Figure" text:formula="ooow:Figure+1" style:num-format="1">9</text:sequence>: Form Wizard steps</text:p></draw:text-box></draw:frame><text:soft-page-break/></text:p>
      <text:p text:style-name="OOoTextBody_5f_ListIntro"><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3758826" text:continue-list="list33755599"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ext:span></text:span><text:span text:style-name="OOoEmphasis"><text:span text:style-name="T1">Available fields</text:span></text:span><text:span text:style-name="OOoEmphasis"> </text:span><text:span text:style-name="OOoEmphasis"><text:span text:style-name="T3">list</text:span></text:span><text:span text:style-name="OOoEmphasis"><text:span text:style-name="T3">s</text:span></text:span><text:span text:style-name="OOoDefault"><text:span text:style-name="T1">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1"><text:span text:style-name="OOoStrongEmphasis"><text:span text:style-name="T1">Step 2: Set up a subform</text:span></text:span></text:p>
      <text:p text:style-name="P10"><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text:span></text:span><text:span text:style-name="OOoDefault"> </text:span><text:span text:style-name="OOoDefault"><text:span text:style-name="T1">jump to Step 5.</text:span></text:span></text:p>
      <text:p text:style-name="P10"><text:span text:style-name="OOoDefault"><text:span text:style-name="T1"/></text:span></text:p>
      <text:p text:style-name="P12"><text:span text:style-name="OOoStrongEmphasis"><text:span text:style-name="T1">Step 5: Arrange controls.</text:span></text:span></text:p>
      <text:p text:style-name="OOoFigure"><text:span text:style-name="OOoDefault"><text:span text:style-name="T1">Each control in a form consists of two parts: a label and a field. This step in creating the form determines where a control’s label and field are placed in relationship with each other. The four</text:span></text:span> <text:span text:style-name="OOoDefault"><text:span text:style-name="T1">choices from left to right are </text:span></text:span><text:span text:style-name="OOoEmphasis"><text:span text:style-name="T1">Columnar left</text:span></text:span><text:span text:style-name="OOoDefault"><text:span text:style-name="T1">, Columnar – Labels</text:span></text:span><text:span text:style-name="OOoEmphasis"><text:span text:style-name="T1"> on top</text:span></text:span><text:span text:style-name="OOoDefault"><text:span text:style-name="T1">, </text:span></text:span><text:span text:style-name="OOoEmphasis"><text:span text:style-name="T1">As</text:span></text:span><text:span text:style-name="OOoEmphasis"> </text:span><text:span text:style-name="OOoEmphasis"><text:span text:style-name="T1">Data Sheet</text:span></text:span><text:span text:style-name="OOoDefault"><text:span text:style-name="T1">, and </text:span></text:span><text:span text:style-name="OOoEmphasis"><text:span text:style-name="T1">In Blocks – Labels Above</text:span></text:span><text:span text:style-name="OOoEmphasis">.</text:span><text:span text:style-name="OOoDefault"><text:span text:style-name="T1"> Click</text:span></text:span><text:span text:style-name="OOoDefault"> </text:span><text:span text:style-name="OOoDefault"><text:span text:style-name="T1">the third icon from the left in the </text:span></text:span><text:span text:style-name="OOoEmphasis"><text:span text:style-name="T1">Arrangement of the main form</text:span></text:span><text:span text:style-name="OOoEmphasis"> </text:span><text:span text:style-name="OOoDefault"><text:span text:style-name="T1">section, the </text:span></text:span><text:span text:style-name="OOoEmphasis">As Data Sheet</text:span><text:span text:style-name="OOoDefault"><text:span text:style-name="T1"> icon, then click </text:span></text:span><text:span text:style-name="OOoStrongEmphasis"><text:span text:style-name="T1">Next</text:span></text:span><text:span text:style-name="OOoDefault"><text:span text:style-name="T1">.</text:span></text:span></text:p>
      <text:p text:style-name="OOoFigure"><draw:frame draw:style-name="fr1" draw:name="Frame10" text:anchor-type="paragraph" svg:width="4.9752in" draw:z-index="14"><draw:text-box fo:min-height="2.9819in"><text:p text:style-name="OOoFigureCaption"><draw:frame draw:style-name="fr8" draw:name="AOO41GS8_010" text:anchor-type="paragraph" svg:width="4.95in" svg:height="2.7965in" style:rel-height="scale" draw:z-index="15"><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oft-page-break/> </text:p>
      <text:p text:style-name="P9"><text:span text:style-name="OOoStrongEmphasis"><text:span text:style-name="T1">Step 6: Set data entry.</text:span></text:span></text:p>
      <text:p text:style-name="P10"><text:span text:style-name="OOoDefault"><text:span text:style-name="T1">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1">Click </text:span></text:span><text:span text:style-name="OOoStrongEmphasis"><text:span text:style-name="T1">Next</text:span></text:span><text:span text:style-name="OOoDefault"><text:span text:style-name="T1">.</text:span></text:span></text:p>
      <text:p text:style-name="P6"><text:span text:style-name="OOoStrongEmphasis"><text:span text:style-name="T1">Step 7:</text:span></text:span><text:span text:style-name="OOoStrongEmphasis"> </text:span><text:span text:style-name="OOoStrongEmphasis"><text:span text:style-name="T1">Apply styles.</text:span></text:span></text:p>
      <text:p text:style-name="P5"><text:span text:style-name="OOoDefault"><text:span text:style-name="T1">You can adjust the appearance of the form at this step with different colors and borders. We will leave</text:span></text:span><text:span text:style-name="OOoDefault"> </text:span><text:span text:style-name="OOoDefault"><text:span text:style-name="T1">the default in place, but you might want to try different settings. Click </text:span></text:span><text:span text:style-name="OOoStrongEmphasis"><text:span text:style-name="T1">Next</text:span></text:span><text:span text:style-name="T1">.</text:span></text:p>
      <text:p text:style-name="P5"><text:span text:style-name="OOoStrongEmphasis"><text:span text:style-name="T1">Step 8: Set name.</text:span></text:span></text:p>
      <text:p text:style-name="P5"><text:span text:style-name="OOoDefault"><text:span text:style-name="T1">You can give the form any name; there is no need to match the name of the table to which it is connected. We will keep the default name of People and also accept the option </text:span></text:span><text:span text:style-name="OOoEmphasis"><text:span text:style-name="T1">Work with the form. Click </text:span></text:span><text:span text:style-name="OOoStrongEmphasis"><text:span text:style-name="T1">Finish</text:span></text:span><text:span text:style-name="OOoStrongEmphasis"> </text:span><text:span text:style-name="OOoDefault"><text:span text:style-name="T1">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1">Entering Data </text:span></text:span><text:span text:style-name="OOoDefault"><text:span text:style-name="T19">With</text:span></text:span><text:span text:style-name="OOoDefault"><text:span text:style-name="T1"> the New Form</text:span></text:span><text:bookmark-end text:name="__RefHeading__21414_1832801277"/></text:h>
      <text:p text:style-name="OOoTextBody">If you have closed the form, you can open it by clicking on the Forms icon in the main Base window (<text:span text:style-name="OOoDefault"><text:span text:style-name="T1"><text:sequence-ref text:reference-format="category-and-value" text:ref-name="refFigure0">Figure 1</text:sequence-ref></text:span></text:span><text:span text:style-name="OOoDefault"><text:span text:style-name="T1">) and then double-clicking on the </text:span></text:span><text:span text:style-name="OOoEmphasis"><text:span text:style-name="T1">People</text:span></text:span><text:span text:style-name="OOoEmphasis"> </text:span><text:span text:style-name="OOoDefault"><text:span text:style-name="T1">icon in the list of Forms.</text:span></text:span></text:p>
      <text:p text:style-name="P5"><text:span text:style-name="OOoDefault"><text:span text:style-name="T1">Data can be entered into the </text:span></text:span><text:span text:style-name="OOoEmphasis"><text:span text:style-name="T1">People</text:span></text:span><text:span text:style-name="OOoEmphasis"> </text:span><text:span text:style-name="OOoDefault"><text:span text:style-name="T1">table</text:span></text:span><text:span text:style-name="OOoDefault"> </text:span><text:span text:style-name="OOoDefault"><text:span text:style-name="T1">by typing into the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fields. You can navigate from field to field by selecting them with the </text:span></text:span><text:span text:style-name="OOoDefault"><text:span text:style-name="T1">mouse, using the </text:span></text:span><text:span text:style-name="OOoKeystroke">Tab</text:span><text:span text:style-name="OOoDefault"><text:span text:style-name="T1"> key or using the buttons of the navigation bar along the bottom of the form's data</text:span></text:span><text:span text:style-name="OOoDefault"> </text:span><text:span text:style-name="OOoDefault"><text:span text:style-name="T1">sheet. The navigation bar shows the current record number, the total number of records</text:span></text:span><text:span text:style-name="OOoDefault"> </text:span><text:span text:style-name="OOoDefault"><text:span text:style-name="T1">and buttons which move the selection to the first record, the previous record, the next record, the last record, and a new record.</text:span></text:span><text:span text:style-name="OOoDefault"> </text:span><text:span text:style-name="OOoDefault"><text:span text:style-name="T1">As you enter data, moving out of a record automatically saves it to the database table</text:span></text:span><text:span text:style-name="OOoDefault">. </text:span><text:span text:style-name="OOoDefault"><text:span text:style-name="T1">Be sure to exit the last row into which you enter data so that it gets written to the database table.</text:span></text:span></text:p>
      <text:p text:style-name="P5"><text:soft-page-break/>In later sections, we will add controls to forms that include dropdown lists and there are other methods of automating data input such as buttons to increment numeric values.<text:span text:style-name="OOoDefault"><text:span text:style-name="T1"> The basic steps are always same</text:span></text:span><text:span text:style-name="OOoDefault">.</text:span><text:span text:style-name="OOoDefault"><text:span text:style-name="T1"> You navigate from field to field by clicking or with the </text:span></text:span><text:span text:style-name="OOoKeystroke">Tab</text:span><text:span text:style-name="OOoDefault"><text:span text:style-name="T1"> key and moving to another record automatically saves the entered data. If a record does not meet</text:span></text:span><text:span text:style-name="OOoDefault"> </text:span><text:span text:style-name="OOoDefault"><text:span text:style-name="T1">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19">Modifying the Form</text:span></text:span></text:h>
      <text:p text:style-name="OOoTextBody"><text:span text:style-name="OOoDefault"><text:span text:style-name="T1">The Form Wizard's choices for the size and layout of controls will probably not be ideal</text:span></text:span><text:span text:style-name="OOoDefault">. </text:span><text:span text:style-name="OOoDefault"><text:span text:style-name="T1">Adjustments can easily be made by opening</text:span></text:span><text:span text:style-name="OOoDefault"> </text:span><text:span text:style-name="OOoDefault"><text:span text:style-name="T1">the form in edit mode. When the form is closed, right click on its icon and select </text:span></text:span><text:span text:style-name="OOoEmphasis"><text:span text:style-name="T1">Edit</text:span></text:span><text:span text:style-name="OOoDefault"><text:span text:style-name="T1">.</text:span></text:span><text:span text:style-name="OOoDefault"> </text:span><text:span text:style-name="OOoDefault"><text:span text:style-name="T1">The form</text:span></text:span><text:span text:style-name="OOoDefault"> </text:span><text:span text:style-name="OOoDefault"><text:span text:style-name="T1">should open ready to be edited, but we will explain how to toggle in and out of Edit Mode</text:span></text:span><text:span text:style-name="OOoDefault">.</text:span><text:span text:style-name="OOoDefault"><text:span text:style-name="T1"> If the </text:span></text:span><text:span text:style-name="OOoEmphasis"><text:span text:style-name="T1">Form Control</text:span></text:span><text:span text:style-name="OOoDefault"><text:span text:style-name="T1"> toolbar is not visible, open it with </text:span></text:span><text:span text:style-name="OOoMenuPath"><text:span text:style-name="T1">View &gt; Toolbars</text:span></text:span><text:span text:style-name="OOoMenuPath"> </text:span><text:span text:style-name="OOoMenuPath"><text:span text:style-name="T1">&gt; Form Controls.</text:span></text:span><text:span text:style-name="OOoMenuPath"> </text:span><text:span text:style-name="OOoDefault"><text:span text:style-name="T1">The toolbar is shown in </text:span></text:span><text:span text:style-name="OOoDefault"><text:span text:style-name="T1"><text:sequence-ref text:reference-format="category-and-value" text:ref-name="refFigure10">Figure 11</text:sequence-ref></text:span></text:span><text:span text:style-name="OOoDefault"><text:span text:style-name="T1"> with Edit Mode</text:span></text:span><text:span text:style-name="OOoDefault"> </text:span><text:span text:style-name="OOoDefault"><text:span text:style-name="T1">on and off and with the button that does the toggling highlighted with red. When Edit Mode is off, most of the toolbar's icons are gray.</text:span></text:span></text:p>
      <text:p text:style-name="OOoFigure"><draw:frame draw:style-name="fr1" draw:name="Frame11" text:anchor-type="paragraph" svg:width="5.889in" draw:z-index="16"><draw:text-box fo:min-height="1.1945in"><text:p text:style-name="OOoFigureCaption"><draw:frame draw:style-name="fr8" draw:name="AOO41GS8_011" text:anchor-type="paragraph" svg:width="5.8547in" svg:height="1.0165in" draw:z-index="17"><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1"/></text:span></text:p>
      <text:p text:style-name="OOoTextBody"><text:span text:style-name="OOoDefault"><text:span text:style-name="T1">With Edit Mode on, you can click on the form's data sheet</text:span></text:span><text:span text:style-name="OOoDefault"> </text:span><text:span text:style-name="OOoDefault"><text:span text:style-name="T1">to select it</text:span></text:span><text:span text:style-name="OOoDefault">.</text:span><text:span text:style-name="OOoDefault"><text:span text:style-name="T1"> Eight green handles will appear at the edges of the data sheet. You can click and drag with these to resize</text:span></text:span><text:span text:style-name="OOoDefault"> it</text:span><text:span text:style-name="OOoDefault"><text:span text:style-name="T1">. You can also resize the data sheet's columns</text:span></text:span><text:span text:style-name="OOoDefault"> </text:span><text:span text:style-name="OOoDefault"><text:span text:style-name="T1">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1">ata sheet using the </text:span></text:span><text:span text:style-name="OOoEmphasis"><text:span text:style-name="T1">Table Control</text:span></text:span><text:span text:style-name="OOoDefault"><text:span text:style-name="T1"> dialog.</text:span></text:span><text:span text:style-name="OOoDefault"> </text:span><text:span text:style-name="OOoDefault"><text:span text:style-name="T1">To access this, right-click on the data sheet and select </text:span></text:span><text:span text:style-name="OOoEmphasis"><text:span text:style-name="T1">Control</text:span></text:span><text:span text:style-name="OOoEmphasis"> </text:span><text:span text:style-name="OOoDefault"><text:span text:style-name="T1">or select it with a left click and then click on the </text:span></text:span><text:span text:style-name="OOoEmphasis"><text:span text:style-name="T1">Control</text:span></text:span><text:span text:style-name="OOoDefault"><text:span text:style-name="T1"> icon on the </text:span></text:span><text:span text:style-name="OOoEmphasis"><text:span text:style-name="T1">Form Control</text:span></text:span><text:span text:style-name="OOoDefault"><text:span text:style-name="T1"> toolbar. The </text:span></text:span><text:span text:style-name="OOoEmphasis"><text:span text:style-name="T1">Control</text:span></text:span><text:span text:style-name="OOoDefault"><text:span text:style-name="T1"> button is highlighted in blue in </text:span></text:span><text:span text:style-name="OOoDefault"><text:span text:style-name="T1"><text:sequence-ref text:reference-format="category-and-value" text:ref-name="refFigure10">Figure 11</text:sequence-ref></text:span></text:span><text:span text:style-name="OOoDefault"><text:span text:style-name="T1">.</text:span></text:span><text:span text:style-name="OOoDefault"> </text:span><text:span text:style-name="OOoDefault"><text:span text:style-name="T1">In the dialog, you can adjust the size and position, font, background color, border style, and turn off the navigation bar.</text:span></text:span></text:p>
      <text:h text:style-name="OOoHeading_20_2" text:outline-level="3"><text:span text:style-name="OOoDefault"><text:span text:style-name="T22">Using the Wizard to Make a Form With a </text:span></text:span><text:alphabetical-index-mark-start text:id="IMark850849548"/><text:span text:style-name="OOoDefault"><text:span text:style-name="T22">S</text:span></text:span><text:alphabetical-index-mark-start text:id="IMark80586016" text:key1="database"/><text:span text:style-name="OOoDefault"><text:span text:style-name="T22">ubform</text:span></text:span><text:alphabetical-index-mark-end text:id="IMark80586016"/><text:alphabetical-index-mark-end text:id="IMark850849548"/></text:h>
      <text:h text:style-name="OOoHeading_20_3" text:outline-level="4"><text:span text:style-name="OOoDefault"><text:span text:style-name="T19">Making the Form</text:span></text:span></text:h>
      <text:p text:style-name="OOoTextBody"><text:span text:style-name="OOoDefault"><text:span text:style-name="T1">Forms can be arranged</text:span></text:span><text:span text:style-name="OOoDefault"> </text:span><text:span text:style-name="OOoDefault"><text:span text:style-name="T1">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1">Forms</text:span></text:span><text:span text:style-name="OOoDefault"><text:span text:style-name="T1"> icon </text:span></text:span><text:span text:style-name="OOoDefault"><text:span text:style-name="T1">on the main Base page, you will see a pane labeled Forms</text:span></text:span><text:span text:style-name="OOoDefault"> </text:span><text:span text:style-name="OOoDefault"><text:span text:style-name="T1">that displays forms</text:span></text:span><text:span text:style-name="OOoDefault"> </text:span><text:span text:style-name="OOoDefault"><text:span text:style-name="T1">previously saved in the Base file. In the file we have been working with there is now </text:span></text:span><text:span text:style-name="OOoDefault"><text:span text:style-name="T1">one form called </text:span></text:span><text:span text:style-name="OOoEmphasis"><text:span text:style-name="T1">People</text:span></text:span><text:span text:style-name="OOoDefault"><text:span text:style-name="T1">.</text:span></text:span><text:span text:style-name="OOoDefault"> </text:span><text:span text:style-name="OOoDefault"><text:span text:style-name="T1">A more precise descriptor for </text:span></text:span><text:span text:style-name="OOoEmphasis"><text:span text:style-name="T1">People</text:span></text:span><text:span text:style-name="OOoDefault"><text:span text:style-name="T1"> would be </text:span></text:span><text:span text:style-name="OOoEmphasis"><text:span text:style-name="T1">Form </text:span></text:span><text:span text:style-name="OOoEmphasis"><text:span text:style-name="T1">Document</text:span></text:span><text:span text:style-name="OOoEmphasis">.</text:span><text:span text:style-name="OOoDefault"><text:span text:style-name="T1"> A Form Document contains</text:span></text:span><text:span text:style-name="OOoDefault"> </text:span><text:span text:style-name="OOoDefault"><text:span text:style-name="T1">one or more groups of Form Controls that interact with a database table or query. In the </text:span></text:span><text:span text:style-name="OOoEmphasis"><text:span text:style-name="T1">People</text:span></text:span><text:span text:style-name="OOoDefault"><text:span text:style-name="T1"> Form Document, there is only one control, a data sheet, and it reads data from and writes to the </text:span></text:span><text:span text:style-name="OOoEmphasis"><text:span text:style-name="T1">People</text:span></text:span><text:span text:style-name="OOoDefault"><text:span text:style-name="T1">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1">It is possible, even common, to have a Form Document that contains two or more Data Forms, each Data Form </text:span></text:span><text:soft-page-break/><text:span text:style-name="OOoDefault"><text:span text:style-name="T1">interacting with a different table</text:span></text:span><text:span text:style-name="OOoDefault"> </text:span><text:span text:style-name="OOoDefault"><text:span text:style-name="T1">but also some Data Forms influencing other Data </text:span></text:span><text:span text:style-name="OOoDefault"><text:span text:style-name="T1">Forms. We will now use the Form Wizard to make a Form Document that contains two Data Forms arranged as Form – Subform.</text:span></text:span><text:span text:style-name="OOoDefault"> </text:span><text:span text:style-name="OOoDefault"><text:span text:style-name="T1">The main Form will use the People table and the Subform will use the Expenses table. The two Data Forms will allow us to view and record the expenses of a chosen person.</text:span></text:span></text:p>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20"><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p>
      <text:list xml:id="list33773828" text:continue-list="list33758826" text:style-name="OOoNum_20_123">
        <text:list-item text:start-value="1">
          <text:p text:style-name="OOoNum_20_123_20_Start"><text:span text:style-name="OOoDefault"><text:span text:style-name="T3">Under </text:span></text:span><text:span text:style-name="OOoEmphasis"><text:span text:style-name="T1">Tables or queries</text:span></text:span><text:span text:style-name="OOoDefault"><text:span text:style-name="T3">, select </text:span></text:span><text:span text:style-name="OOoEmphasis"><text:span text:style-name="T1">Table: People</text:span></text:span><text:span text:style-name="OOoDefault"><text:span text:style-name="T3">. The box </text:span></text:span><text:span text:style-name="OOoEmphasis"><text:span text:style-name="T1">Available fields</text:span></text:span><text:span text:style-name="OOoEmphasis"> </text:span><text:span text:style-name="OOoDefault"><text:span text:style-name="T1">lists the fields for the </text:span></text:span><text:span text:style-name="OOoEmphasis"><text:span text:style-name="T1">People</text:span></text:span><text:span text:style-name="OOoDefault"><text:span text:style-name="T1"> table.</text:span></text:span></text:p>
        </text:list-item>
        <text:list-item>
          <text:p text:style-name="OOoNum_20_123_20_End"><text:span text:style-name="OOoDefault"><text:span text:style-name="T3">Click the field </text:span></text:span><text:span text:style-name="OOoEmphasis"><text:span text:style-name="T1">FirstName</text:span></text:span><text:span text:style-name="OOoDefault"><text:span text:style-name="T3"> and then on the right single arrow to move it to the </text:span></text:span><text:span text:style-name="OOoEmphasis"><text:span text:style-name="T1">Fields in the form</text:span></text:span><text:span text:style-name="OOoEmphasis"> </text:span><text:span text:style-name="OOoDefault"><text:span text:style-name="T3">list. Do the same with </text:span></text:span><text:span text:style-name="OOoEmphasis"><text:span text:style-name="T1">LastName.</text:span></text:span><text:span text:style-name="OOoEmphasis"> </text:span><text:span text:style-name="OOoDefault"><text:span text:style-name="T3">Click </text:span></text:span><text:span text:style-name="OOoMenuPath"><text:span text:style-name="T3">Next</text:span></text:span><text:span text:style-name="OOoDefault">.</text:span></text:p>
        </text:list-item>
      </text:list>
      <text:p text:style-name="P11"><text:span text:style-name="OOoStrongEmphasis"><text:span text:style-name="T1">Step 2: Set up a </text:span></text:span><text:alphabetical-index-mark-start text:id="IMark168838168" text:key1="database form"/><text:span text:style-name="OOoStrongEmphasis"><text:span text:style-name="T1">subform</text:span></text:span><text:alphabetical-index-mark-end text:id="IMark168838168"/><text:span text:style-name="OOoStrongEmphasis"><text:span text:style-name="T1">.</text:span></text:span></text:p>
      <text:p text:style-name="OOoTextBody_5f_ListIntro"><text:span text:style-name="OOoDefault"><text:span text:style-name="T1">Since we have already created a relationship between the </text:span></text:span><text:span text:style-name="OOoEmphasis"><text:span text:style-name="T1">People</text:span></text:span><text:span text:style-name="OOoDefault"><text:span text:style-name="T1"> and </text:span></text:span><text:span text:style-name="OOoEmphasis"><text:span text:style-name="T1">Expenses</text:span></text:span><text:span text:style-name="OOoDefault"><text:span text:style-name="T1"> tables, we will use that relationship. If no relationship had been defined, this would be done in step 4.</text:span></text:span></text:p>
      <text:list xml:id="list33765631" text:continue-list="list33773828" text:style-name="OOoNum_20_123">
        <text:list-item text:start-value="1">
          <text:p text:style-name="OOoNum_20_123_20_Start"><text:span text:style-name="OOoDefault"><text:span text:style-name="T1">Click the box labeled </text:span></text:span><text:span text:style-name="OOoEmphasis"><text:span text:style-name="T1">Add Subform</text:span></text:span><text:span text:style-name="OOoEmphasis">.</text:span></text:p>
        </text:list-item>
        <text:list-item>
          <text:p text:style-name="OOoNum_20_123_20_Cont."><text:span text:style-name="OOoDefault"><text:span text:style-name="T1">Click </text:span></text:span><text:span text:style-name="OOoEmphasis"><text:span text:style-name="T1">Subform based upon existing relation</text:span></text:span><text:span text:style-name="OOoEmphasis">.</text:span></text:p>
        </text:list-item>
        <text:list-item>
          <text:p text:style-name="OOoNum_20_123_20_End"><text:span text:style-name="OOoDefault"><text:span text:style-name="T1">Both the Expenses and Sales tables have a relation with People, so both are listed as possible choices. Click Expenses to highlight it, as in </text:span></text:span><text:span text:style-name="OOoDefault"><text:span text:style-name="T1"><text:sequence-ref text:reference-format="category-and-value" text:ref-name="refFigure11">Figure 12</text:sequence-ref></text:span></text:span><text:span text:style-name="OOoDefault"><text:span text:style-name="T1">. Click </text:span></text:span><text:span text:style-name="OOoMenuPath"><text:span text:style-name="T1">Next</text:span></text:span><text:span text:style-name="OOoDefault">.</text:span><text:span text:style-name="OOoDefault"><text:span text:style-name="T1"> Even if only one table were listed, it would still be necessary to click on it to select it for the subform.</text:span></text:span></text:p>
        </text:list-item>
      </text:list>
      <text:p text:style-name="OOoFigure"><draw:frame draw:style-name="fr2" draw:name="Frame12" text:anchor-type="paragraph" svg:x="0.7283in" svg:y="0.0398in" svg:width="4.8035in" draw:z-index="87"><draw:text-box fo:min-height="2.248in"><text:p text:style-name="OOoFigureCaption"><draw:frame draw:style-name="fr8" draw:name="AOO41GS8_012" text:anchor-type="paragraph" svg:width="4.7366in" svg:height="2.0398in" style:rel-height="scale" draw:z-index="88"><draw:image xlink:href="Pictures/10000000000002E9000001170020086D.png" xlink:type="simple" xlink:show="embed" xlink:actuate="onLoad"/></draw:frame>Figure <text:sequence text:ref-name="refFigure11" text:name="Figure" text:formula="ooow:Figure+1" style:num-format="1">12</text:sequence>: Adding a subform and choose the relation.</text:p></draw:text-box></draw:frame> </text:p>
      <text:p text:style-name="P20"><text:span text:style-name="OOoStrongEmphasis"><text:span text:style-name="T1">Step 3:</text:span></text:span><text:span text:style-name="OOoStrongEmphasis"> </text:span><text:span text:style-name="OOoStrongEmphasis"><text:span text:style-name="T1">Add subform fields</text:span></text:span><text:span text:style-name="OOoDefault"><text:span text:style-name="T1">.</text:span></text:span></text:p>
      <text:p text:style-name="OOoTextBody_5f_ListIntro"><text:span text:style-name="OOoDefault"><text:span text:style-name="T1">This step is much like step 1.</text:span></text:span></text:p>
      <text:list xml:id="list33773102" text:continue-list="list33765631" text:style-name="OOoNum_20_123">
        <text:list-item text:start-value="1">
          <text:p text:style-name="P32"><text:span text:style-name="OOoDefault"><text:span text:style-name="T1">Expenses is preselected under </text:span></text:span><text:span text:style-name="OOoEmphasis"><text:span text:style-name="T1">Tables or queries</text:span></text:span><text:span text:style-name="OOoEmphasis">.</text:span></text:p>
        </text:list-item>
        <text:list-item>
          <text:p text:style-name="OOoNum_20_123_20_Cont."><text:span text:style-name="OOoDefault"><text:span text:style-name="T1">Use the </text:span></text:span><text:span text:style-name="OOoStrongEmphasis"><text:span text:style-name="T1">&gt;</text:span></text:span><text:span text:style-name="OOoMenuPath"><text:span text:style-name="T1">&gt;</text:span></text:span><text:span text:style-name="OOoMenuPath"> </text:span><text:span text:style-name="OOoDefault"><text:span text:style-name="T1">button to move all the fields to the right.</text:span></text:span></text:p>
        </text:list-item>
        <text:list-item>
          <text:p text:style-name="OOoNum_20_123_20_Cont."><text:span text:style-name="OOoDefault"><text:span text:style-name="T1">Click the ID field to highlight it.</text:span></text:span></text:p>
        </text:list-item>
        <text:list-item>
          <text:p text:style-name="OOoNum_20_123_20_End"><text:span text:style-name="OOoDefault"><text:span text:style-name="T1">Use the </text:span></text:span><text:span text:style-name="OOoMenuPath"><text:span text:style-name="T1">&lt;</text:span></text:span><text:span text:style-name="OOoMenuPath"> </text:span><text:span text:style-name="OOoDefault"><text:span text:style-name="T1">button to move the </text:span></text:span><text:span text:style-name="OOoEmphasis"><text:span text:style-name="T1">ID</text:span></text:span><text:span text:style-name="OOoDefault"><text:span text:style-name="T1"> to the left (</text:span></text:span><text:span text:style-name="OOoDefault"><text:span text:style-name="T1"><text:sequence-ref text:reference-format="category-and-value" text:ref-name="refFigure12">Figure 13</text:sequence-ref></text:span></text:span><text:span text:style-name="OOoDefault"><text:span text:style-name="T1">). We are excluding the </text:span></text:span><text:span text:style-name="OOoEmphasis"><text:span text:style-name="T1">ID</text:span></text:span><text:span text:style-name="OOoEmphasis"> </text:span><text:span text:style-name="OOoDefault"><text:span text:style-name="T1">field because its value is set automatically. There can be circumstances where you would want to be able to view the </text:span></text:span><text:span text:style-name="OOoEmphasis"><text:span text:style-name="T1">ID</text:span></text:span><text:span text:style-name="OOoDefault"><text:span text:style-name="T1"> and displaying it in the form is a valid choice. Click </text:span></text:span><text:span text:style-name="OOoMenuPath"><text:span text:style-name="T1">Next</text:span></text:span><text:span text:style-name="OOoDefault">.</text:span></text:p>
        </text:list-item>
      </text:list>
      <text:p text:style-name="OOoFigure"><text:span text:style-name="OOoDefault"/></text:p>
      <text:p text:style-name="OOoFigure"><draw:frame draw:style-name="fr1" draw:name="Frame13" text:anchor-type="paragraph" svg:width="4.6102in" draw:z-index="18"><draw:text-box fo:min-height="2.6965in"><text:p text:style-name="OOoFigureCaption"><draw:frame draw:style-name="fr8" draw:name="AOO41GS8_013" text:anchor-type="paragraph" svg:width="4.5618in" svg:height="3.2516in" style:rel-height="scale" draw:z-index="19"><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soft-page-break/></text:p>
      <text:p text:style-name="OOoTextBody"><text:span text:style-name="OOoStrongEmphasis"><text:span text:style-name="T1">Step 4:</text:span></text:span><text:span text:style-name="OOoStrongEmphasis"> </text:span><text:span text:style-name="OOoStrongEmphasis"><text:span text:style-name="T1">Get </text:span></text:span><text:alphabetical-index-mark-start text:id="IMark167399672"/><text:span text:style-name="OOoStrongEmphasis"><text:span text:style-name="T1">J</text:span></text:span><text:alphabetical-index-mark-start text:id="IMark168838264" text:key1="database table"/><text:alphabetical-index-mark-start text:id="IMark80529108" text:key1="queries (database)"/><text:span text:style-name="OOoStrongEmphasis"><text:span text:style-name="T1">oined Fields</text:span></text:span><text:alphabetical-index-mark-end text:id="IMark167399672"/><text:span text:style-name="OOoStrongEmphasis">.</text:span><text:alphabetical-index-mark-end text:id="IMark80529108"/><text:alphabetical-index-mark-end text:id="IMark168838264"/></text:p>
      <text:p text:style-name="P14"><text:span text:style-name="OOoDefault"><text:span text:style-name="T1">This step is for tables or </text:span></text:span>queries <text:span text:style-name="OOoDefault"><text:span text:style-name="T1">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7"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4592555771105099030" text:style-name="L2">
              <text:list-item>
                <text:p text:style-name="P39">No field from the subform can be the Primary key for its table. (ID cannot be used.)</text:p>
              </text:list-item>
              <text:list-item>
                <text:p text:style-name="P39">Each pair of joined fields must have the same field type.</text:p>
              </text:list-item>
              <text:list-item>
                <text:p text:style-name="P39">One of the fields from the main form must be the Primary key for its table.</text:p>
              </text:list-item>
            </text:list>
          </table:table-cell>
        </table:table-row>
      </table:table>
      <text:p text:style-name="P12"><text:span text:style-name="OOoStrongEmphasis"><text:span text:style-name="T1">Step 5: Arrange controls</text:span></text:span><text:span text:style-name="OOoDefault"><text:span text:style-name="T1">.</text:span></text:span></text:p>
      <text:p text:style-name="OOoTextBody"><text:span text:style-name="OOoDefault"><text:span text:style-name="T1">Set the arrangement of both the main form and the subform to be </text:span></text:span><text:span text:style-name="OOoEmphasis"><text:span text:style-name="T1">As Data Sheet</text:span></text:span><text:span text:style-name="OOoDefault"><text:span text:style-name="T1">, which is the third icon from the left. Click </text:span></text:span><text:span text:style-name="Strong_20_Emphasis"><text:span text:style-name="T1">Next</text:span></text:span><text:span text:style-name="OOoDefault">.</text:span></text:p>
      <text:p text:style-name="OOoTextBody"><text:span text:style-name="OOoStrongEmphasis">Step 6: Set data entry.</text:span></text:p>
      <text:p text:style-name="OOoTextBody"><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5">.</text:span></text:span></text:p>
      <text:list xml:id="list33768541" text:continue-list="list33773102"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oft-page-break/><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2">:</text:span></text:span><text:span text:style-name="OOoDefault"> </text:span><text:span text:style-name="OOoStrongEmphasis">Set name</text:span><text:span text:style-name="OOoStrongEmphasis"><text:span text:style-name="T15">.</text:span></text:span></text:p>
      <text:list xml:id="list33780282" text:continue-list="list33768541"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text:span text:style-name="T20">Entering Data in the 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Figure"><draw:frame draw:style-name="fr1" draw:name="Frame14" text:anchor-type="paragraph" svg:width="4.3016in" draw:z-index="20"><draw:text-box fo:min-height="4.9929in"><text:p text:style-name="OOoFigureCaption"><draw:frame draw:style-name="fr8" draw:name="AOO41GS8_014" text:anchor-type="paragraph" svg:width="4.302in" svg:height="5.0071in" style:rel-height="scale" draw:z-index="21"><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oft-page-break/><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text:soft-page-break/>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33776689" text:continue-list="list33780282"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2">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33762957" text:continue-list="list33776689"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0"><text:span text:style-name="OOoDefault">It would also make sense to delete the </text:span><text:span text:style-name="OOoEmphasis">EmployeeID</text:span> <text:span text:style-name="OOoDefault">column. </text:span>Its value <text:span text:style-name="T2">is set through the foreign key relation</text:span>.<text:span text:style-name="T2"> It was displayed only to show the effect of the relation. We will not do that, but a column is deleted by clicking on the header and selecting </text:span><text:span text:style-name="OOoMenuPath">Delete Column</text:span>.</text:p>
      <text:p text:style-name="P7"><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21">Laying Out</text:span></text:span><text:span text:style-name="T21"> </text:span><text:span text:style-name="OOoDefault"><text:span text:style-name="T21">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oft-page-break/><text:span text:style-name="OOoDefault"><text:span text:style-name="T20">Making the Form</text:span></text:span></text:h>
      <text:p text:style-name="OOoTextBody"><text:span text:style-name="OOoDefault"><text:span text:style-name="T3">In the main database window (</text:span></text:span><text:span text:style-name="OOoDefault"><text:span text:style-name="T3"><text:sequence-ref text:reference-format="category-and-value" text:ref-name="refFigure0">Figure 1</text:sequence-ref></text:span></text:span><text:span text:style-name="OOoDefault"><text:span text:style-name="T3">), click the </text:span></text:span><text:span text:style-name="OOoMenuPath"><text:span text:style-name="T3">Forms</text:span></text:span><text:span text:style-name="OOoMenuPath"> </text:span><text:span text:style-name="OOoDefault"><text:span text:style-name="T3">icon in the left column. In the Tasks list, click </text:span></text:span><text:span text:style-name="OOoMenuPath"><text:span text:style-name="T3">Use Wizard to Create Form</text:span></text:span><text:span text:style-name="OOoMenuPath"> </text:span><text:span text:style-name="OOoDefault"><text:span text:style-name="T3">to open the Form Wizard (</text:span></text:span><text:span text:style-name="OOoDefault"><text:span text:style-name="T3"><text:sequence-ref text:reference-format="category-and-value" text:ref-name="refFigure8">Figure 9</text:sequence-ref></text:span></text:span><text:span text:style-name="OOoDefault"><text:span text:style-name="T3">).</text:span></text:span></text:p>
      <text:p text:style-name="P9"><text:span text:style-name="OOoStrongEmphasis"><text:span text:style-name="T3">Step 1:</text:span></text:span><text:span text:style-name="OOoStrongEmphasis"> </text:span><text:span text:style-name="OOoDefault"><text:span text:style-name="T4">S</text:span></text:span><text:span text:style-name="OOoStrongEmphasis"><text:span text:style-name="T3">elect fields</text:span></text:span><text:span text:style-name="OOoStrongEmphasis"><text:span text:style-name="T5">.</text:span></text:span></text:p>
      <text:list xml:id="list33781514" text:continue-list="list33762957" text:style-name="OOoNum_20_123">
        <text:list-item text:start-value="1">
          <text:p text:style-name="OOoNum_20_123_20_Start"><text:span text:style-name="OOoDefault"><text:span text:style-name="T3">Under Tables or queries, select </text:span></text:span><text:span text:style-name="OOoEmphasis"><text:span text:style-name="T1">Table: Sales</text:span></text:span><text:span text:style-name="OOoDefault"><text:span text:style-name="T3">.</text:span></text:span></text:p>
        </text:list-item>
        <text:list-item>
          <text:p text:style-name="OOoNum_20_123_20_End"><text:span text:style-name="OOoEmphasis"><text:span text:style-name="T3">Move all the fields to the list on the right using the </text:span></text:span><text:span text:style-name="OOoMenuPath"><text:span text:style-name="T3">&gt;&gt;</text:span></text:span><text:span text:style-name="OOoEmphasis"><text:span text:style-name="T3"> button then c</text:span></text:span><text:span text:style-name="OOoDefault"><text:span text:style-name="T3">lick </text:span></text:span><text:span text:style-name="OOoMenuPath"><text:span text:style-name="T3">Next</text:span></text:span><text:span text:style-name="OOoMenuPath">.</text:span><text:span text:style-name="OOoDefault"><text:span text:style-name="T3"> Since </text:span></text:span><text:span text:style-name="OOoEmphasis"><text:span text:style-name="T1">SaleID</text:span></text:span><text:span text:style-name="OOoDefault"><text:span text:style-name="T3"> is an AutoValue field, you might normally choose to not display it in the form.</text:span></text:span></text:p>
        </text:list-item>
      </text:list>
      <text:p text:style-name="P11"><text:span text:style-name="OOoStrongEmphasis"><text:span text:style-name="T1">Step 2: Set up a subform</text:span></text:span><text:span text:style-name="OOoStrongEmphasis"><text:span text:style-name="T1">.</text:span></text:span></text:p>
      <text:p text:style-name="P10"><text:span text:style-name="OOoDefault"><text:span text:style-name="T1">This form will not have a subform. Click </text:span></text:span><text:span text:style-name="OOoStrongEmphasis"><text:span text:style-name="T1">Next</text:span></text:span><text:span text:style-name="OOoStrongEmphasis"> </text:span><text:span text:style-name="OOoDefault"><text:span text:style-name="T1">and the dialog will jump to Step 5.</text:span></text:span></text:p>
      <text:p text:style-name="P21"><text:span text:style-name="OOoStrongEmphasis"><text:span text:style-name="T3"/></text:span></text:p>
      <text:p text:style-name="OOoTextBody"><text:span text:style-name="OOoStrongEmphasis"><text:span text:style-name="T3">Step 5: Arrange controls.</text:span></text:span></text:p>
      <text:p text:style-name="OOoTextBody">In the<text:span text:style-name="OOoStrongEmphasis"><text:span text:style-name="T3"> </text:span></text:span><text:span text:style-name="OOoEmphasis"><text:span text:style-name="T1">Arrangement of the main form</text:span></text:span><text:span text:style-name="OOoEmphasis"> </text:span><text:span text:style-name="OOoDefault"><text:span text:style-name="T1">section, choose the second icon from the left which sets the layout to </text:span></text:span><text:span text:style-name="OOoEmphasis"><text:span text:style-name="T1">Columnar – Labels on top.</text:span></text:span></text:p>
      <text:p text:style-name="P10"><text:span text:style-name="OOoStrongEmphasis"><text:span text:style-name="T1">Step 6: Set data entry.</text:span></text:span></text:p>
      <text:p text:style-name="P10"><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9"><text:span text:style-name="OOoStrongEmphasis"><text:span text:style-name="T1">Step 7:</text:span></text:span><text:span text:style-name="OOoStrongEmphasis"> </text:span><text:span text:style-name="OOoStrongEmphasis"><text:span text:style-name="T1">Apply styles</text:span></text:span><text:span text:style-name="OOoStrongEmphasis"><text:span text:style-name="T16">.</text:span></text:span></text:p>
      <text:p text:style-name="P10"><text:span text:style-name="OOoDefault"><text:span text:style-name="T1">Accept the defaults by clicking </text:span></text:span><text:span text:style-name="OOoStrongEmphasis"><text:span text:style-name="T1">Next</text:span></text:span><text:span text:style-name="OOoDefault"><text:span text:style-name="T1">.</text:span></text:span></text:p>
      <text:p text:style-name="P9"><text:span text:style-name="OOoStrongEmphasis"><text:span text:style-name="T1">Step 8: Set name</text:span></text:span><text:span text:style-name="OOoStrongEmphasis"><text:span text:style-name="T16">.</text:span></text:span></text:p>
      <text:p text:style-name="P5"><text:span text:style-name="OOoDefault"><text:span text:style-name="T1">Choose the name </text:span></text:span><text:span text:style-name="OOoEmphasis"><text:span text:style-name="T1">Sales</text:span></text:span><text:span text:style-name="OOoEmphasis"> </text:span><text:span text:style-name="OOoDefault"><text:span text:style-name="T1">and the option </text:span></text:span><text:span text:style-name="OOoEmphasis"><text:span text:style-name="T1">Modify the form</text:span></text:span><text:span text:style-name="OOoEmphasis"> </text:span><text:span text:style-name="OOoDefault"><text:span text:style-name="T1">and then click </text:span></text:span><text:span text:style-name="OOoStrongEmphasis"><text:span text:style-name="T1">Finish</text:span></text:span><text:span text:style-name="OOoDefault"><text:span text:style-name="T1">.</text:span></text:span></text:p>
      <text:p text:style-name="OOoTextBody"><text:span text:style-name="OOoDefault"><text:span text:style-name="T1">You will now have a data form with four controls in a single column as shown in </text:span></text:span><text:span text:style-name="OOoDefault"><text:span text:style-name="T1"><text:sequence-ref text:reference-format="category-and-value" text:ref-name="refFigure14">Figure 15</text:sequence-ref></text:span></text:span><text:span text:style-name="OOoDefault"><text:span text:style-name="T1">. This is a perfectly serviceable arrangement, but we will change it to have the controls horizontally arranged towards the middle of the form. If the Form Controls toolbar is not visible, open it with the menu </text:span></text:span><text:span text:style-name="OOoMenuPath"><text:span text:style-name="T1">View &gt; Toolbars &gt; Form </text:span></text:span><text:span text:style-name="OOoMenuPath"><text:span text:style-name="T1">Controls</text:span></text:span>.<text:span text:style-name="OOoDefault"><text:span text:style-name="T1"> Use the Design Mode button, which is highlighted in red, to toggle Design Mode to On as shown in </text:span></text:span><text:span text:style-name="OOoDefault"><text:span text:style-name="T1"><text:sequence-ref text:reference-format="category-and-value" text:ref-name="refFigure10">Figure 11</text:sequence-ref></text:span></text:span><text:span text:style-name="OOoDefault"><text:span text:style-name="T1">.</text:span></text:span></text:p>
      <text:p text:style-name="OOoFigure"><text:span text:style-name="OOoDefault"><text:span text:style-name="T1"/></text:span></text:p>
      <text:p text:style-name="OOoFigure"><draw:frame draw:style-name="fr4" draw:name="Frame15" text:anchor-type="paragraph" svg:x="2.4043in" svg:y="0.0173in" svg:width="1.6717in" draw:z-index="29"><draw:text-box fo:min-height="2.7654in"><text:p text:style-name="OOoFigureCaption"><draw:frame draw:style-name="fr10" draw:name="AOO41GS8_015" text:anchor-type="paragraph" svg:x="0.0299in" svg:y="0in" svg:width="1.6417in" svg:height="2.2319in" style:rel-height="scale" draw:z-index="30"><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soft-page-break/></text:p>
      <text:p text:style-name="OOoTextBody"><text:span text:style-name="OOoDefault"><text:span text:style-name="T1">The entire group of controls can be moved by selecting them with click and drag. Make sure the cursor is in select mode by clicking the Select icon on the </text:span></text:span><text:span text:style-name="OOoEmphasis"><text:span text:style-name="T1">Form Controls</text:span></text:span><text:span text:style-name="OOoDefault"><text:span text:style-name="T1"> toolbar. It is the first icon on the toolbar</text:span></text:span><text:span text:style-name="OOoDefault">. </text:span><text:span text:style-name="OOoDefault"><text:span text:style-name="T1">Click and hold above and to the left </text:span></text:span><text:span text:style-name="OOoDefault"><text:span text:style-name="T1">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2">their</text:span><text:span text:style-name="OOoDefault"> </text:span><text:span text:style-name="OOoDefault"><text:span text:style-name="T1">approximate positions and then fine tune them with </text:span></text:span><text:span text:style-name="OOoEmphasis"><text:span text:style-name="T1">Position and Size</text:span></text:span><text:span text:style-name="OOoEmphasis"> </text:span><text:span text:style-name="OOoDefault"><text:span text:style-name="T1">dialogs</text:span></text:span><text:span text:style-name="OOoDefault">.</text:span><text:span text:style-name="OOoDefault"><text:span text:style-name="T1"> Each control consists of a label and a field and if you click on one of the controls, both the label and the field are selected.</text:span></text:span><text:span text:style-name="OOoDefault"> </text:span><text:span text:style-name="OOoDefault"><text:span text:style-name="T1">After placing</text:span></text:span><text:span text:style-name="OOoDefault"> </text:span><text:span text:style-name="OOoDefault"><text:span text:style-name="T1">the label/field pairs</text:span></text:span><text:span text:style-name="OOoDefault"> </text:span><text:span text:style-name="OOoDefault"><text:span text:style-name="T1">close to their desired final positions, we can examine and </text:span></text:span>adjust <text:span text:style-name="T2">their</text:span> precise<text:span text:style-name="OOoDefault"><text:span text:style-name="T1"> positions. </text:span></text:span><text:span text:style-name="OOoDefault"><text:span text:style-name="T1"><text:sequence-ref text:reference-format="category-and-value" text:ref-name="refFigure15">Figure 16</text:sequence-ref></text:span></text:span><text:span text:style-name="OOoDefault"><text:span text:style-name="T1"> shows the controls after clicking and dragging.</text:span></text:span></text:p>
      <text:p text:style-name="OOoFigure"><draw:frame draw:style-name="fr5" draw:name="Frame16" text:anchor-type="paragraph" svg:y="0.0661in" svg:width="5.352in" draw:z-index="79"><draw:text-box fo:min-height="0.8528in"><text:p text:style-name="OOoFigureCaption"><draw:frame draw:style-name="fr8" draw:name="AOO41GS8_016" text:anchor-type="paragraph" svg:width="5.3429in" svg:height="0.6752in" style:rel-height="scale" draw:z-index="80"><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p>
      <text:p text:style-name="OOoTextBody"><text:span text:style-name="OOoDefault"><text:span text:style-name="T1">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1">The label and the field are actually two objects that can be edited independently. To access one of them, use </text:span></text:span><text:span text:style-name="OOoKeystroke">Ctrl + Click</text:span><text:span text:style-name="OOoDefault"><text:span text:style-name="T1">. </text:span></text:span><text:span text:style-name="OOoDefault"><text:span text:style-name="T1"><text:sequence-ref text:reference-format="category-and-value" text:ref-name="refFigure16">Figure 17</text:sequence-ref></text:span></text:span><text:span text:style-name="OOoDefault"><text:span text:style-name="T1"> shows the difference between clicking on the field of the SaleID control using just the left mouse button or using </text:span></text:span><text:span text:style-name="OOoKeystroke">Ctrl + Click</text:span><text:span text:style-name="OOoDefault"><text:span text:style-name="T1">.</text:span></text:span></text:p>
      <text:p text:style-name="OOoFigure"><draw:frame draw:style-name="fr2" draw:name="Frame17" text:anchor-type="paragraph" svg:x="1.2307in" svg:y="-0.0008in" svg:width="3.8882in" draw:z-index="63"><draw:text-box fo:min-height="1.6862in"><text:p text:style-name="OOoFigureCaption"><draw:frame draw:style-name="fr8" draw:name="AOO41GS8_017" text:anchor-type="paragraph" svg:width="3.8547in" svg:height="1.5547in" style:rel-height="scale" draw:z-index="64"><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1"/></text:span></text:p>
      <text:p text:style-name="P5"><text:span text:style-name="OOoDefault"><text:span text:style-name="T1">After using </text:span></text:span><text:span text:style-name="OOoKeystroke">Ctrl + Click</text:span><text:span text:style-name="OOoDefault"><text:span text:style-name="T1">, you can move from the field to the label and vice versa with the </text:span></text:span><text:span text:style-name="OOoKeystroke">Tab</text:span><text:span text:style-name="OOoDefault"><text:span text:style-name="T1"> key. If you want to move</text:span></text:span><text:span text:style-name="OOoDefault"> </text:span><text:span text:style-name="OOoDefault"><text:span text:style-name="T1">both the label and the field, you should be careful that you have selected both with a plain click, so you do not undo their alignment accidentally.</text:span></text:span></text:p>
      <text:p text:style-name="OOoTextBody"><text:span text:style-name="OOoDefault"><text:span text:style-name="T1">To examine and adjust a control's position, click on it, then right click and select </text:span></text:span><text:span text:style-name="OOoEmphasis">Position and Size</text:span><text:span text:style-name="OOoDefault"><text:span text:style-name="T1">.</text:span></text:span><text:span text:style-name="OOoDefault"> </text:span><text:span text:style-name="OOoDefault"><text:span text:style-name="T1">The resulting dialog is shown in </text:span></text:span><text:span text:style-name="OOoDefault"><text:span text:style-name="T1"><text:sequence-ref text:reference-format="category-and-value" text:ref-name="refFigure17">Figure 18</text:sequence-ref></text:span></text:span><text:span text:style-name="OOoDefault"><text:span text:style-name="T1">.</text:span></text:span></text:p>
      <text:p text:style-name="OOoFigure"><draw:frame draw:style-name="fr1" draw:name="Frame18" text:anchor-type="paragraph" svg:width="5.9583in" draw:z-index="22"><draw:text-box fo:min-height="4.3445in"><text:p text:style-name="OOoFigureCaption"><draw:frame draw:style-name="fr11" draw:name="AOO41GS8_018" text:anchor-type="paragraph" svg:width="5.9693in" svg:height="4.0972in" draw:z-index="31"><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soft-page-break/></text:p>
      <text:p text:style-name="P5"><text:span text:style-name="OOoDefault"><text:span text:style-name="T1">The width and size of the label/field pair is shown at the top left while the position on the page is shown at the bottom.</text:span></text:span><text:span text:style-name="OOoDefault"> </text:span><text:span text:style-name="OOoDefault"><text:span text:style-name="T1">We will set the horizontal position to</text:span></text:span><text:span text:style-name="OOoDefault"> </text:span><text:span text:style-name="OOoDefault"><text:span text:style-name="T1">2.50 and note that the vertical position is 0.85. We will leave the width unchanged because we want to change the width of only the field and not the label.</text:span></text:span><text:span text:style-name="OOoDefault"> Likewise, we</text:span><text:span text:style-name="OOoDefault"><text:span text:style-name="T1"> then exit the dialog and use </text:span></text:span><text:span text:style-name="OOoKeystroke">Ctrl + Click</text:span><text:span text:style-name="OOoDefault"><text:span text:style-name="T1"> to select only the data field of the </text:span></text:span><text:span text:style-name="OOoEmphasis"><text:span text:style-name="T1">SaleID</text:span></text:span><text:span text:style-name="OOoDefault"> </text:span><text:span text:style-name="OOoDefault"><text:span text:style-name="T1">control. Furthermore, we can as well right-click</text:span></text:span><text:span text:style-name="OOoDefault"> </text:span><text:span text:style-name="OOoDefault"><text:span text:style-name="T1">on the field, choose </text:span></text:span><text:span text:style-name="OOoEmphasis"><text:span text:style-name="T1">Position and Size</text:span></text:span><text:span text:style-name="OOoEmphasis"> </text:span><text:span text:style-name="OOoDefault"><text:span text:style-name="T1">and adjust its width to one inch. We can also use </text:span></text:span><text:span text:style-name="OOoKeystroke">Ctrl + Click</text:span><text:span text:style-name="OOoDefault"><text:span text:style-name="T1"> to select the label, right click on it, select </text:span></text:span><text:span text:style-name="OOoEmphasis"><text:span text:style-name="T1">Control, </text:span></text:span><text:span text:style-name="OOoDefault"><text:span text:style-name="T1">and change the label text, font color, or any other property. We </text:span></text:span><text:span text:style-name="OOoDefault"><text:span text:style-name="T1">can then proceed to the other controls, setting them to be on a 1.5 inch (3.81 cm) pitch with each data field having a width of one inch</text:span></text:span><text:span text:style-name="OOoDefault"> </text:span><text:span text:style-name="OOoDefault"><text:span text:style-name="T1">and placing them all at the 0.85 inch (2.16 cm) vertical position.</text:span></text:span><text:span text:style-name="OOoDefault"> Furthermore, we</text:span><text:span text:style-name="OOoDefault"><text:span text:style-name="T1"> should also set the </text:span></text:span><text:span text:style-name="OOoEmphasis"><text:span text:style-name="T1">Date</text:span></text:span><text:span text:style-name="OOoDefault"><text:span text:style-name="T1"> field to have a dropdown list by using </text:span></text:span><text:span text:style-name="OOoKeystroke">Ctrl + Click</text:span><text:span text:style-name="OOoDefault"><text:span text:style-name="T1"> to select only the date field, then right-clicking and selecting </text:span></text:span><text:span text:style-name="OOoEmphasis"><text:span text:style-name="T1">Control</text:span></text:span><text:span text:style-name="OOoDefault"><text:span text:style-name="T1">.</text:span></text:span></text:p>
      <text:p text:style-name="P5"><text:span text:style-name="OOoDefault"><text:span text:style-name="T1">The controls are now evenly positioned, but there are three remaining adjustments to make the form easily usable.</text:span></text:span></text:p>
      <text:h text:style-name="OOoHeading_20_3" text:outline-level="4"><text:span text:style-name="OOoDefault"><text:span text:style-name="T1">Navigation Bar</text:span></text:span></text:h>
      <text:p text:style-name="OOoTextBody"><text:span text:style-name="OOoDefault"><text:span text:style-name="T1">The first adjustment is to add a Navigator Bar to move from record to record and add new records. There is a Navigation Bar icon available in the </text:span></text:span><text:span text:style-name="OOoEmphasis"><text:span text:style-name="T1">More Controls</text:span></text:span><text:span text:style-name="OOoDefault"><text:span text:style-name="T1"> auxiliary toolbar of the </text:span></text:span><text:span text:style-name="OOoEmphasis"><text:span text:style-name="T1">Form Controls</text:span></text:span><text:span text:style-name="OOoDefault"><text:span text:style-name="T1"> toolbar. </text:span></text:span><text:span text:style-name="OOoDefault"><text:span text:style-name="T1"><text:sequence-ref text:reference-format="category-and-value" text:ref-name="refFigure18">Figure 19</text:sequence-ref></text:span></text:span><text:span text:style-name="OOoDefault"><text:span text:style-name="T1"> shows the location of the </text:span></text:span><text:span text:style-name="OOoEmphasis"><text:span text:style-name="T1">More Controls</text:span></text:span><text:span text:style-name="OOoDefault"><text:span text:style-name="T1"> icon and the </text:span></text:span><text:span text:style-name="OOoEmphasis"><text:span text:style-name="T1">Navigation Bar</text:span></text:span><text:span text:style-name="OOoDefault"><text:span text:style-name="T1"> icon.</text:span></text:span></text:p>
      <text:p text:style-name="OOoFigure"><draw:frame draw:style-name="fr2" draw:name="Frame19" text:anchor-type="paragraph" svg:x="0.8764in" svg:y="-0.0575in" svg:width="4.9665in" draw:z-index="65"><draw:text-box fo:min-height="1.8835in"><text:p text:style-name="OOoFigureCaption"><draw:frame draw:style-name="fr12" draw:name="AOO41GS8_019" text:anchor-type="paragraph" svg:width="4.9665in" svg:height="1.8835in" style:rel-height="scale" draw:z-index="66"><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oft-page-break/><text:span text:style-name="OOoDefault"><text:span text:style-name="T1"/></text:span></text:p>
      <text:p text:style-name="OOoTextBody"><text:span text:style-name="OOoDefault"><text:span text:style-name="T1">Click the </text:span></text:span><text:span text:style-name="OOoEmphasis"><text:span text:style-name="T1">Navigation Bar</text:span></text:span><text:span text:style-name="OOoDefault"><text:span text:style-name="T1"> icon and use click and drag</text:span></text:span><text:span text:style-name="OOoDefault"> </text:span><text:span text:style-name="OOoDefault"><text:span text:style-name="T1">to place the bar</text:span></text:span><text:span text:style-name="OOoDefault">.</text:span><text:span text:style-name="OOoDefault"><text:span text:style-name="T1"> You can select it and lengthen it manually until all of its buttons are visible and use the methods just discussed for positioning it precisely.</text:span></text:span><text:span text:style-name="OOoDefault"> </text:span><text:span text:style-name="OOoDefault"><text:span text:style-name="T1">It has buttons which move the selection to the first record, the previous record, the next record, the last record, and a new record.</text:span></text:span></text:p>
      <text:h text:style-name="OOoHeading_20_3" text:outline-level="4"><text:span text:style-name="OOoDefault"><text:span text:style-name="T19">Adding a </text:span></text:span><text:alphabetical-index-mark-start text:id="IMark80585344"/><text:span text:style-name="OOoDefault"><text:span text:style-name="T19">List Box</text:span></text:span><text:alphabetical-index-mark-end text:id="IMark80585344"/></text:h>
      <text:p text:style-name="P5"><text:span text:style-name="OOoDefault"><text:span text:style-name="T1">Another</text:span></text:span><text:span text:style-name="OOoDefault"> </text:span><text:span text:style-name="OOoDefault"><text:span text:style-name="T1">change needed to improve the usability of the form is to change the </text:span></text:span><text:span text:style-name="OOoEmphasis"><text:span text:style-name="T1">PersonID</text:span></text:span><text:span text:style-name="OOoDefault"><text:span text:style-name="T1"> field into a List Box. The Form Wizard chose a Formatted Field for this control, which is basically a numeric field. You can see this by selecting only the </text:span></text:span><text:span text:style-name="OOoEmphasis"><text:span text:style-name="T1">PersonID</text:span></text:span><text:span text:style-name="OOoDefault"><text:span text:style-name="T1"> data field, right-clicking and selecting </text:span></text:span><text:span text:style-name="OOoEmphasis"><text:span text:style-name="T1">Control</text:span></text:span><text:span text:style-name="OOoDefault"><text:span text:style-name="T1">. The title bar shows that the control is a Formatted Field. The </text:span></text:span><text:span text:style-name="OOoEmphasis"><text:span text:style-name="T1">PersonID</text:span></text:span><text:span text:style-name="OOoDefault"><text:span text:style-name="T1"> field is indeed numeric, it stores the </text:span></text:span><text:span text:style-name="OOoEmphasis"><text:span text:style-name="T1">PeopleID</text:span></text:span><text:span text:style-name="OOoDefault"><text:span text:style-name="T1"> value from the </text:span></text:span><text:span text:style-name="OOoEmphasis"><text:span text:style-name="T1">People</text:span></text:span><text:span text:style-name="OOoDefault"><text:span text:style-name="T1"> table</text:span></text:span><text:span text:style-name="OOoDefault"> </text:span><text:span text:style-name="OOoDefault"><text:span text:style-name="T1">as shown in </text:span></text:span><text:span text:style-name="OOoDefault"><text:span text:style-name="T1"><text:sequence-ref text:reference-format="category-and-value" text:ref-name="refFigure6">Figure 7</text:sequence-ref></text:span></text:span><text:span text:style-name="OOoDefault"><text:span text:style-name="T1">.</text:span></text:span><text:span text:style-name="OOoDefault"> </text:span><text:span text:style-name="OOoDefault"><text:span text:style-name="T1">To input data easily, we would want to know which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correspond to a </text:span></text:span><text:span text:style-name="OOoEmphasis"><text:span text:style-name="T1">PeopleID</text:span></text:span><text:span text:style-name="OOoDefault"><text:span text:style-name="T1"> value. A List Box is like a Combo Box in that it displays values, but it displays one value and stores another</text:span></text:span><text:span text:style-name="OOoDefault">.</text:span><text:span text:style-name="OOoDefault"><text:span text:style-name="T1"> We will use a List Box to display the combined </text:span></text:span><text:span text:style-name="OOoEmphasis"><text:span text:style-name="T1">FirstName</text:span></text:span><text:span text:style-name="OOoDefault"><text:span text:style-name="T1"> and </text:span></text:span><text:span text:style-name="OOoEmphasis"><text:span text:style-name="T1">LastName</text:span></text:span><text:span text:style-name="OOoDefault"><text:span text:style-name="T1"> values of a row from the </text:span></text:span><text:span text:style-name="OOoEmphasis"><text:span text:style-name="T1">People</text:span></text:span><text:span text:style-name="OOoDefault"> </text:span><text:span text:style-name="OOoDefault"><text:span text:style-name="T1">table</text:span></text:span><text:span text:style-name="OOoDefault"> </text:span><text:span text:style-name="OOoDefault"><text:span text:style-name="T1">and store the corresponding </text:span></text:span><text:span text:style-name="OOoEmphasis"><text:span text:style-name="T1">PeopleID</text:span></text:span><text:span text:style-name="OOoDefault"><text:span text:style-name="T1"> value in the </text:span></text:span><text:span text:style-name="OOoEmphasis"><text:span text:style-name="T1">Sales</text:span></text:span><text:span text:style-name="OOoDefault"><text:span text:style-name="T1"> table </text:span></text:span><text:span text:style-name="OOoEmphasis"><text:span text:style-name="T1">PersonID</text:span></text:span><text:span text:style-name="OOoDefault"><text:span text:style-name="T1"> field.</text:span></text:span></text:p>
      <text:p text:style-name="OOoTextBody"><text:span text:style-name="OOoDefault"><text:span text:style-name="T1">Use </text:span></text:span><text:span text:style-name="OOoKeystroke">Ctrl + Click</text:span><text:span text:style-name="OOoDefault"><text:span text:style-name="T1"> to select the field of the </text:span></text:span><text:span text:style-name="OOoEmphasis"><text:span text:style-name="T1">PersonID</text:span></text:span><text:span text:style-name="OOoDefault"><text:span text:style-name="T1"> field then right click and choose </text:span></text:span><text:span text:style-name="OOoMenuPath"><text:span text:style-name="T1">Replace with &gt; List Box</text:span></text:span><text:span text:style-name="OOoMenuPath">.</text:span><text:span text:style-name="OOoDefault"><text:span text:style-name="T1"> Right click again on the field and select </text:span></text:span><text:span text:style-name="OOoStrongEmphasis"><text:span text:style-name="T1">Control</text:span></text:span><text:span text:style-name="OOoStrongEmphasis">.</text:span><text:span text:style-name="OOoDefault"><text:span text:style-name="T1"> On the </text:span></text:span><text:span text:style-name="OOoEmphasis"><text:span text:style-name="T1">Data</text:span></text:span><text:span text:style-name="OOoEmphasis"> </text:span><text:span text:style-name="OOoDefault"><text:span text:style-name="T1">tab</text:span></text:span><text:span text:style-name="OOoDefault"> </text:span><text:span text:style-name="OOoDefault"><text:span text:style-name="T1">set </text:span></text:span><text:span text:style-name="OOoEmphasis"><text:span text:style-name="T1">Type of list contents</text:span></text:span><text:span text:style-name="OOoEmphasis"> </text:span><text:span text:style-name="OOoDefault"><text:span text:style-name="T1">to </text:span></text:span><text:span text:style-name="OOoMenuPath"><text:span text:style-name="T1">Sql</text:span></text:span><text:span text:style-name="OOoEmphasis"> </text:span><text:span text:style-name="OOoDefault"><text:span text:style-name="T1">and set </text:span></text:span><text:span text:style-name="OOoEmphasis"><text:span text:style-name="T1">List content</text:span></text:span><text:span text:style-name="OOoEmphasis"> </text:span><text:span text:style-name="OOoDefault"><text:span text:style-name="T1">to <text:line-break/> </text:span></text:span><text:span text:style-name="OOoComputerCode"><text:span text:style-name="T1">SELECT "FirstName" || ' ' || "LastName", "PeopleID" FROM "People"</text:span></text:span><text:span text:style-name="OOoEmphasis"> </text:span><text:span text:style-name="OOoEmphasis"><text:span text:style-name="T1"><text:line-break/></text:span></text:span><text:span text:style-name="OOoDefault"><text:span text:style-name="T1">The</text:span></text:span><text:span text:style-name="OOoDefault"> </text:span><text:span text:style-name="OOoEmphasis"><text:span text:style-name="T1">Bound field </text:span></text:span><text:span text:style-name="OOoDefault"><text:span text:style-name="T1">should be set to 1 and</text:span></text:span><text:span text:style-name="OOoDefault"> </text:span><text:span text:style-name="OOoDefault"><text:span text:style-name="T1">on the </text:span></text:span><text:span text:style-name="OOoEmphasis"><text:span text:style-name="T1">General</text:span></text:span><text:span text:style-name="OOoEmphasis"> </text:span><text:span text:style-name="OOoDefault"><text:span text:style-name="T1">tab,</text:span></text:span><text:span text:style-name="OOoDefault"> </text:span><text:span text:style-name="OOoDefault"><text:span text:style-name="T1">the Drop-down list should be set to </text:span></text:span><text:span text:style-name="Strong_20_Emphasis">Yes</text:span><text:span text:style-name="OOoDefault"><text:span text:style-name="T1">.</text:span></text:span></text:p>
      <text:p text:style-name="OOoFigure"><draw:frame draw:style-name="fr2" draw:name="Frame20" text:anchor-type="paragraph" svg:x="0.7319in" svg:y="-0.0146in" svg:width="5.3953in" draw:z-index="67"><draw:text-box fo:min-height="1.8138in"><text:p text:style-name="Figure"><draw:frame draw:style-name="fr8" draw:name="AOO41GS8_020" text:anchor-type="paragraph" svg:width="5.4146in" svg:height="1.6362in" style:rel-height="scale" draw:z-index="68"><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1"/></text:span></text:p>
      <text:p text:style-name="P4"><text:span text:style-name="OOoDefault"><text:span text:style-name="T1">The meaning of a very similar</text:span></text:span><text:span text:style-name="OOoDefault"> </text:span><text:span text:style-name="OOoDefault"><text:span text:style-name="T1">SQL statement was explained in the section </text:span></text:span><text:span text:style-name="OOoDefault"><text:span text:style-name="T1"><text:bookmark-ref text:reference-format="text" text:ref-name="__RefHeading__15780_1267131469">Modifying the Subform</text:bookmark-ref></text:span></text:span><text:span text:style-name="OOoDefault"><text:span text:style-name="T1">. The fields named after the SELECT keyword are a little more </text:span></text:span><text:span text:style-name="OOoDefault"><text:span text:style-name="T1">complicated here. The || symbol acts to concatenate or glue together the text on each </text:span></text:span><text:soft-page-break/><text:span text:style-name="OOoDefault"><text:span text:style-name="T1">side of it.</text:span></text:span><text:span text:style-name="OOoDefault"> </text:span><text:span text:style-name="OOoEmphasis"><text:span text:style-name="T1">"FirstName" || ' ' || "LastName"</text:span></text:span><text:span text:style-name="OOoEmphasis"> </text:span><text:span text:style-name="OOoDefault"><text:span text:style-name="T1">means "The value of the FirstName field </text:span></text:span><text:span text:style-name="OOoDefault"><text:span text:style-name="T1">followed by a space followed by the value of the LastName field". We will call this the Full Name of the record. The full SELECT clause returns the Full Name</text:span></text:span><text:span text:style-name="OOoDefault"> </text:span><text:span text:style-name="OOoDefault"><text:span text:style-name="T1">followed by the </text:span></text:span><text:span text:style-name="OOoEmphasis"><text:span text:style-name="T1">PeopleID</text:span></text:span><text:span text:style-name="OOoDefault"><text:span text:style-name="T1"> of the record in the </text:span></text:span><text:span text:style-name="OOoEmphasis"><text:span text:style-name="T1">People</text:span></text:span><text:span text:style-name="OOoDefault"><text:span text:style-name="T1"> table. The </text:span></text:span><text:span text:style-name="OOoEmphasis"><text:span text:style-name="T1">Bound Field</text:span></text:span><text:span text:style-name="OOoEmphasis"> </text:span><text:span text:style-name="OOoDefault"><text:span text:style-name="T1">value tells the control to store the second returned item (the control counts from zero) in the target table. This means </text:span></text:span><text:span text:style-name="OOoEmphasis"><text:span text:style-name="T1">PeopleID</text:span></text:span><text:span text:style-name="OOoDefault"><text:span text:style-name="T1"> will be sent to the </text:span></text:span><text:span text:style-name="OOoEmphasis"><text:span text:style-name="T1">PersonID</text:span></text:span><text:span text:style-name="OOoDefault"><text:span text:style-name="T1"> field of the </text:span></text:span><text:span text:style-name="OOoEmphasis"><text:span text:style-name="T1">Sales</text:span></text:span><text:span text:style-name="OOoDefault"><text:span text:style-name="T1"> table.</text:span></text:span><text:span text:style-name="OOoDefault"> </text:span><text:span text:style-name="OOoDefault"><text:span text:style-name="T1"><text:sequence-ref text:reference-format="category-and-value" text:ref-name="refFigure20">Figure 21</text:sequence-ref></text:span></text:span><text:span text:style-name="OOoDefault"><text:span text:style-name="T1"> shows the result of setting up the List Box. The </text:span></text:span><text:span text:style-name="OOoEmphasis"><text:span text:style-name="T1">Person ID</text:span></text:span><text:span text:style-name="OOoEmphasis"> </text:span><text:span text:style-name="OOoDefault"><text:span text:style-name="T1">dropdown list shows the full name of the person, but the value stored in the </text:span></text:span><text:span text:style-name="OOoEmphasis"><text:span text:style-name="T1">Sales</text:span></text:span><text:span text:style-name="OOoDefault"><text:span text:style-name="T1"> table is the integer </text:span></text:span><text:span text:style-name="OOoEmphasis"><text:span text:style-name="T1">PeopleID</text:span></text:span><text:span text:style-name="OOoDefault"><text:span text:style-name="T1">. This can be confirmed after some data are entered by going to the main window of the Base file, selecting the </text:span></text:span><text:span text:style-name="OOoEmphasis"><text:span text:style-name="T1">Tables</text:span></text:span><text:span text:style-name="OOoDefault"><text:span text:style-name="T1"> icon and double-clicking on the </text:span></text:span><text:span text:style-name="OOoEmphasis"><text:span text:style-name="T1">Sales</text:span></text:span><text:span text:style-name="OOoDefault"><text:span text:style-name="T1"> table</text:span></text:span><text:span text:style-name="OOoDefault">.</text:span></text:p>
      <text:p text:style-name="OOoTextBody"><text:span text:style-name="OOoDefault"><text:span text:style-name="T1">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1">elaborate than our simple integers but serve the same purpose in the database.</text:span></text:span></text:p>
      <text:p text:style-name="OOoFigure"><draw:frame draw:style-name="fr1" draw:name="Frame21" text:anchor-type="paragraph" svg:width="6.1492in" draw:z-index="23"><draw:text-box fo:min-height="4.2283in"><text:p text:style-name="OOoFigureCaption"><draw:frame draw:style-name="fr8" draw:name="AOO41GS8_021" text:anchor-type="paragraph" svg:width="6.0492in" svg:height="5.5398in" style:rel-height="scale" draw:z-index="24"><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1"/></text:span></text:p>
      <text:h text:style-name="OOoHeading_20_3" text:outline-level="4"><text:span text:style-name="OOoDefault"><text:span text:style-name="T21">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2">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2">which</text:span><text:span text:style-name="OOoDefault"> they will be </text:span>chosen by <text:span text:style-name="T2">the</text:span> Tab<text:span text:style-name="OOoDefault"> key.</text:span></text:p>
      <text:p text:style-name="OOoFigure"><draw:frame draw:style-name="fr2" draw:name="Frame22" text:anchor-type="paragraph" svg:x="1.4165in" svg:y="-0.0335in" svg:width="3.7917in" draw:z-index="69"><draw:text-box fo:min-height="0.55in"><text:p text:style-name="OOoFigureCaption"><draw:frame draw:style-name="fr8" draw:name="AOO41GS8_022" text:anchor-type="paragraph" svg:width="3.7917in" svg:height="0.55in" style:rel-height="scale" draw:z-index="70"><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p>
      <text:p text:style-name="OOoTextBody"><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text:span><text:soft-page-break/><text:span text:style-name="OOoDefault">meaningful is to give the database table fields meaningful names, which is good </text:span><text:span text:style-name="OOoDefault">practice in any case. The list has the controls in a reasonable order but in a form with more fields, it is likely that the order of the fields in the database will not be convenient for data entry.</text:span></text:p>
      <text:p text:style-name="OOoFigure"><draw:frame draw:style-name="fr2" draw:name="Frame23" text:anchor-type="paragraph" svg:x="1.2327in" svg:y="0in" svg:width="3.9516in" draw:z-index="32"><draw:text-box fo:min-height="3.7799in"><text:p text:style-name="OOoFigureCaption"><draw:frame draw:style-name="fr8" draw:name="AOO41GS8_023" text:anchor-type="paragraph" svg:width="3.9362in" svg:height="3.589in" style:rel-height="scale" draw:z-index="33"><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1"/></text:span></text:p>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text:bookmark-start text:name="__RefHeading__6789_1592389427"/>Accessing Other Data Sources<text:bookmark-end text:name="__RefHeading__6789_1592389427"/></text:h>
      <text:p text:style-name="P12">OpenOffice allows <text:alphabetical-index-mark text:string-value="registering" text:key1="data source"/><text:alphabetical-index-mark text:string-value="link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2"><text:span text:style-name="OOoMenuPath">File &gt; New &gt; Database</text:span> opens <text:span text:style-name="OOoDefault">the </text:span><text:span text:style-name="OOoEmphasis">Database Wizard</text:span> <text:span text:style-name="OOoDefault">window.</text:span></text:p>
        </text:list-item>
        <text:list-item>
          <text:p text:style-name="P35">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33771350" text:continue-list="list33781514"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33782236" text:continue-list="list33771350"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33770390" text:continue-list="list33782236" text:style-name="OOoNum_20_123">
        <text:list-item text:start-value="1">
          <text:p text:style-name="OOoNum_20_123_20_Start"><text:span text:style-name="OOoDefault"><text:span text:style-name="T2">Choose </text:span></text:span><text:span text:style-name="OOoMenuPath">Tools &gt; Options &gt; OpenOffice Base &gt; Databases</text:span>.</text:p>
        </text:list-item>
        <text:list-item>
          <text:p text:style-name="OOoNum_20_123_20_Cont."><text:span text:style-name="OOoDefault"><text:span text:style-name="T2">Under </text:span></text:span><text:span text:style-name="OOoEmphasis"><text:span text:style-name="T2">Registered databases</text:span></text:span><text:span text:style-name="T2">,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45" text:outline-level="2"><text:bookmark-start text:name="__RefHeading__6791_1592389427"/>Using Data Sources in Apache OpenOffice<text:bookmark-end text:name="__RefHeading__6791_1592389427"/></text:h>
      <text:p text:style-name="P13"><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4">&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Figure"><draw:frame draw:style-name="fr1" draw:name="Frame24" text:anchor-type="paragraph" svg:width="1.9228in" draw:z-index="34"><draw:text-box fo:min-height="1.3075in"><text:p text:style-name="OOoFigureCaption"><draw:frame draw:style-name="fr8" draw:name="AOO41GS8_024" text:anchor-type="paragraph" svg:width="1.8346in" svg:height="1.0646in" style:rel-height="scale" draw:z-index="35"><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text:soft-page-break/>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OOoFigure"><draw:frame draw:style-name="fr1" draw:name="Frame25" text:anchor-type="paragraph" svg:width="4.3252in" draw:z-index="36"><draw:text-box fo:min-height="0.2417in"><text:p text:style-name="OOoFigureCaption"><draw:frame draw:style-name="fr8" draw:name="AOO41GS8_025" text:anchor-type="paragraph" svg:width="4.3252in" svg:height="0.2417in" style:rel-height="scale" draw:z-index="37"><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1"/></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Figure"><draw:frame draw:style-name="fr1" draw:name="Frame26" text:anchor-type="paragraph" svg:width="5.7083in" draw:z-index="38"><draw:text-box fo:min-height="1.7083in"><text:p text:style-name="OOoFigureCaption"><draw:frame draw:style-name="fr8" draw:name="AOO41GS8_026" text:anchor-type="paragraph" svg:width="5.7083in" svg:height="1.7083in" style:rel-height="scale" draw:z-index="40"><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7">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oft-page-break/><text:span text:style-name="OOoDefault">document, it will appear as &lt;FIELD&gt; (where FIELD is the name of the field you dragged)</text:span>.</text:p>
      <text:p text:style-name="OOoTextBody_5f_ListIntro">For example, to enter the information about an expense you can follow these steps.</text:p>
      <text:list xml:id="list33777046" text:continue-list="list33770390"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35">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5">Click on the gray box at the left end of the row holding the desired information.</text:p>
        </text:list-item>
        <text:list-item>
          <text:p text:style-name="P34">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33759612" text:continue-numbering="true" text:style-name="OOoNum_20_123">
        <text:list-header>
          <text:p text:style-name="P38"><draw:frame draw:style-name="fr2" draw:name="Frame27" text:anchor-type="paragraph" svg:x="0.4835in" svg:y="0.0398in" svg:width="5.7055in" draw:z-index="71"><draw:text-box fo:min-height="2.7256in"><text:p text:style-name="OOoFigureCaption"><draw:frame draw:style-name="fr8" draw:name="AOO41GS8_027" text:anchor-type="paragraph" svg:width="5.6035in" svg:height="2.5071in" style:rel-height="scale" draw:z-index="72"><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soft-page-break/></text:p>
        </text:list-header>
      </text:list>
      <text:p text:style-name="OOoTextBody_5f_ListIntro"><text:span text:style-name="OOoDefault">Adding data in table format is a little easier and takes perhaps fewer steps. Some steps will be quite similar.</text:span></text:p>
      <text:list xml:id="list33778421" text:continue-list="list33759612" text:style-name="OOoNum_20_123">
        <text:list-item text:start-value="1">
          <text:p text:style-name="OOoNum_20_123_20_Start"><text:span text:style-name="OOoDefault">Navigate to the place you want to place the table and click the location.</text:span></text:p>
        </text:list-item>
        <text:list-item>
          <text:p text:style-name="P35"><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35"><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26">Figure 27</text:sequence-ref></text:span><text:span text:style-name="OOoDefault">.</text:span></text:p>
          <text:p text:style-name="P38"><text:span text:style-name="OOoDefault"/></text:p>
        </text:list-item>
      </text:list>
      <text:p text:style-name="OOoFigure"><draw:frame draw:style-name="fr5" draw:name="Frame43" text:anchor-type="paragraph" svg:y="0.1181in" svg:width="5.611in" draw:z-index="81"><draw:text-box fo:min-height="3.6398in"><text:p text:style-name="OOoFigureCaption"><draw:frame draw:style-name="fr10" draw:name="AOO41GS8_028" text:anchor-type="paragraph" svg:x="0in" svg:y="0in" svg:width="5.5547in" svg:height="3.4264in" style:rel-height="scale" draw:z-index="82"><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 xml:id="list33753065" text:continue-numbering="true" text:style-name="OOoNum_20_123">
        <text:list-item>
          <text:p text:style-name="P27"><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3296696730986383566" text:style-name="OOoNum_20_abc">
        <text:list-header>
          <text:p text:style-name="OOoNum_20_abc_20_Cont."><text:span text:style-name="OOoDefault"/></text:p>
        </text:list-header>
      </text:list>
      <text:list xml:id="list33764167" text:continue-list="list33768295"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33759463" text:continue-list="list33753065" text:style-name="OOoNum_20_123">
        <text:list-item>
          <text:p text:style-name="P35"><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2">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33777233" text:continue-list="list33759463"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oft-page-break/><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pan text:style-name="OOoDefault">Select the rows of data you want to add to the spreadsheet:</text:span></text:p>
        </text:list-item>
      </text:list>
      <text:list xml:id="list33755888" text:continue-list="list33764167"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3775467" text:continue-list="list33777233"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16"><text:span text:style-name="OOoDefault">Adding records</text:span> <text:span text:style-name="OOoDefault">displayed in form controls</text:span> <text:span text:style-name="OOoDefault">to a spreadsheet is fairly easy.</text:span> <text:span text:style-name="T2">You need to have the </text:span>Data Source window open, your spreadsheet open, and the table you want to use selected.</text:p>
      <text:list xml:id="list33777701" text:continue-list="list33775467" text:style-name="OOoNum_20_123">
        <text:list-item text:start-value="1">
          <text:p text:style-name="P29"><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35"><text:span text:style-name="OOoDefault">Name and save the spreadsheet</text:span>.</text:p>
        </text:list-item>
        <text:list-item>
          <text:p text:style-name="P35"><text:span text:style-name="OOoDefault">Click a row of the table in the Data Source window.</text:span></text:p>
        </text:list-item>
        <text:list-item>
          <text:p text:style-name="P35"><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2">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Figure"><draw:frame draw:style-name="fr3" draw:name="Frame29" text:anchor-type="paragraph" svg:width="3.7866in" draw:z-index="43"><draw:text-box fo:min-height="0.5173in"><text:p text:style-name="Figure"><draw:frame draw:style-name="fr8" draw:name="AOO41GS8_029" text:anchor-type="paragraph" svg:width="3.7866in" svg:height="0.452in" style:rel-height="scale" draw:z-index="44"><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text:bookmark-start text:name="__RefHeading__6793_1592389427"/>Creating Queries<text:bookmark-end text:name="__RefHeading__6793_1592389427"/></text:h>
      <text:p text:style-name="P12"><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soft-page-break/><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4"><text:span text:style-name="OOoStrongEmphasis">Step 1: Select the fields</text:span><text:span text:style-name="OOoDefault">.</text:span></text:p>
      <text:list xml:id="list33756148" text:continue-list="list33777701"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33770845" text:continue-list="list33755888"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3">Click </text:span></text:span><text:span text:style-name="OOoMenuPath"><text:span text:style-name="T3">Next</text:span></text:span><text:span text:style-name="T3">.</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draw:frame draw:style-name="fr1" draw:name="Frame30" text:anchor-type="paragraph" svg:width="5.4827in" draw:z-index="83"><draw:text-box fo:min-height="3.7898in"><text:p text:style-name="OOoFigureCaption"><draw:frame draw:style-name="fr8" draw:name="AOO41GS8_030" text:anchor-type="paragraph" svg:width="5.411in" svg:height="3.5925in" style:rel-height="scale" draw:z-index="84"><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oft-page-break/><text:span text:style-name="OOoDefault"/></text:p>
      <text:p text:style-name="OOoFigure"><text:span text:style-name="OOoDefault"/></text:p>
      <text:p text:style-name="P12"><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Figure"><draw:frame draw:style-name="fr1" draw:name="Frame31" text:anchor-type="paragraph" svg:width="4.372in" draw:z-index="45"><draw:text-box fo:min-height="1.1098in"><text:p text:style-name="OOoFigureCaption"><draw:frame draw:style-name="fr8" draw:name="AOO41GS8_031" text:anchor-type="paragraph" svg:width="4.372in" svg:height="0.9193in" style:rel-height="scale" draw:z-index="46"><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3"><text:span text:style-name="OOoStrongEmphasis">Step 3: Select the </text:span><text:alphabetical-index-mark-start text:id="IMark850823572" text:key1="queries (database)"/><text:span text:style-name="OOoStrongEmphasis">search conditions</text:span><text:alphabetical-index-mark-end text:id="IMark850823572"/></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33783455" text:continue-list="list33770845"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ext:soft-page-break/>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33773263" text:continue-list="list33756148"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5"><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2"><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2"><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1"><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5"><text:span text:style-name="OOoStrongEmphasis">Step 2: Add tables.</text:span></text:p>
      <text:p text:style-name="OOoFigure"><draw:frame draw:style-name="fr1" draw:name="Frame32" text:anchor-type="paragraph" svg:width="4.3638in" draw:z-index="47"><draw:text-box fo:min-height="1.8728in"><text:p text:style-name="OOoFigureCaption"><draw:frame draw:style-name="fr8" draw:name="AOO41GS8_032" text:anchor-type="paragraph" svg:width="4.3638in" svg:height="1.8728in" style:rel-height="scale" draw:z-index="48"><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oft-page-break/><text:span text:style-name="OOoStrongEmphasis"/></text:p>
      <text:list xml:id="list33766961" text:continue-list="list33773263"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Figure"><draw:frame draw:style-name="fr1" draw:name="Frame33" text:anchor-type="paragraph" svg:width="2.4398in" draw:z-index="49"><draw:text-box fo:min-height="1.5071in"><text:p text:style-name="OOoFigureCaption"><draw:frame draw:style-name="fr8" draw:name="AOO41GS8_033" text:anchor-type="paragraph" svg:width="0.7102in" svg:height="1.3098in" style:rel-height="scale" draw:z-index="50"><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Figure"><draw:frame draw:style-name="fr1" draw:name="Frame34" text:anchor-type="paragraph" svg:width="4.3398in" draw:z-index="41"><draw:text-box fo:min-height="1.9in"><text:p text:style-name="OOoFigureCaption"><draw:frame draw:style-name="fr8" draw:name="AOO41GS8_034" text:anchor-type="paragraph" svg:width="4.3091in" svg:height="1.9in" style:rel-height="scale" draw:z-index="42"><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soft-page-break/></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33775107" text:continue-list="list33766961" text:style-name="OOoNum_20_123">
        <text:list-item text:start-value="1">
          <text:p text:style-name="OOoNum_20_123_20_Start"><text:span text:style-name="OOoDefault">Type </text:span><text:span text:style-name="OOoMenuPath"><text:span text:style-name="T11">&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Figure"><draw:frame draw:style-name="fr1" draw:name="Frame35" text:anchor-type="paragraph" svg:width="5.0335in" draw:z-index="51"><draw:text-box fo:min-height="0.3417in"><text:p text:style-name="OOoFigureCaption"><draw:frame draw:style-name="fr8" draw:name="AOO41GS8_035" text:anchor-type="paragraph" svg:width="5.0335in" svg:height="0.3417in" style:rel-height="scale" draw:z-index="52"><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8">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text:span text:style-name="T20">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text:span><text:span text:style-name="OOoDefault">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2">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p text:style-name="OOoFigure"><draw:frame draw:style-name="fr6" draw:name="Frame36" text:anchor-type="paragraph" svg:x="0.8339in" svg:y="-0.0409in" svg:width="5.1618in" draw:z-index="73"><draw:text-box fo:min-height="2.2681in"><text:p text:style-name="OOoFigureCaption"><draw:frame draw:style-name="fr8" draw:name="AOO41GS8_036" text:anchor-type="paragraph" svg:width="5.1118in" svg:height="2.0854in" style:rel-height="scale" draw:z-index="74"><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oft-page-break/><text:span text:style-name="OOoDefault"/></text:p>
      <text:h text:style-name="OOoHeading_20_3" text:outline-level="4"><text:span text:style-name="OOoDefault"><text:span text:style-name="T20">Query with Two Related 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text:span><text:span text:style-name="OOoDefault">s</text:span><text:span text:style-name="OOoDefault">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Figure"><text:span text:style-name="OOoDefault"/></text:p>
      <text:p text:style-name="OOoFigure"><draw:frame draw:style-name="fr2" draw:name="Frame37" text:anchor-type="paragraph" svg:x="1.4484in" svg:y="0.0827in" svg:width="3.2728in" draw:z-index="55"><draw:text-box fo:min-height="1.9209in"><text:p text:style-name="OOoFigureCaption"><draw:frame draw:style-name="fr8" draw:name="AOO41GS8_037" text:anchor-type="paragraph" svg:width="3.3102in" svg:height="1.5654in" style:rel-height="scale" draw:z-index="56"><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text:span><text:soft-page-break/><text:span text:style-name="OOoDefault">enhanced with criteria in any column or with calculated columns as shown in the previous sections.</text:span></text:p>
      <text:h text:style-name="OOoHeading_20_3" text:outline-level="4"><text:span text:style-name="OOoDefault"><text:span text:style-name="T20">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Figure"><text:span text:style-name="OOoDefault"/></text:p>
      <text:p text:style-name="OOoFigure"><draw:frame draw:style-name="fr2" draw:name="Frame38" text:anchor-type="paragraph" svg:x="1.3362in" svg:y="0.0193in" svg:width="3.7417in" draw:z-index="57"><draw:text-box fo:min-height="2.1291in"><text:p text:style-name="OOoFigureCaption"><draw:frame draw:style-name="fr8" draw:name="AOO41GS8_038" text:anchor-type="paragraph" svg:width="3.7299in" svg:height="1.7736in" style:rel-height="scale" draw:z-index="58"><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pan text:style-name="OOoDefault"><text:span text:style-name="T20">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ext:span><text:soft-page-break/><text:span text:style-name="OOoDefault">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2">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59"><draw:text-box fo:min-height="3.4791in"><text:p text:style-name="OOoFigureCaption"><draw:frame draw:style-name="fr8" draw:name="AOO41GS8_039" text:anchor-type="paragraph" svg:width="5.3957in" svg:height="3.4138in" style:rel-height="scale" draw:z-index="60"><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bookmark-start text:name="__RefHeading__6795_1592389427"/><text:soft-page-break/><text:line-break/><text:alphabetical-index-mark text:string-value="creating" text:key1="database reports"/>Creating Reports<text:bookmark-end text:name="__RefHeading__6795_1592389427"/></text:h>
      <text:p text:style-name="P19">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17">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P18">All reports are based upon a single table or query, and you need first to decide what fields you want to use in the report. If you intend to use fields from different tables, you must first combine these fields in a single query. Then you can create a report on this query.</text:p>
      <text:p text:style-name="P18">The most flexible method for making a report is to write a query that returns the desired columns and sorts the rows, and then save this query as a View in the database. A View is simply a query whose code has been stored alongside the database tables, and it can be treated just like a table. To make a <text:span text:style-name="T10">View</text:span> from a query, click on the <text:span text:style-name="T10">Queries</text:span> icon in the main Base window, then click on the name of the specific query and select <text:span text:style-name="T10">Create as View.</text:span> You will be prompted for a name to give the View. A good practice is to give the View the same name as the query, with View as either a prefix or suffix. For the View made from the <text:span text:style-name="T10">GrpCalcColumn</text:span> query that we will use in the reports, we used the name <text:span text:style-name="T10">GrpCalcColumn_View</text:span>. This makes it easy to see the code saved in the View. Keep in mind that editing the query after saving the View does not change the View. You would have to make a new View to embody the new query. Once the View is saved, it will be listed along with the tables in the database.</text:p>
      <text:p text:style-name="P18"><text:soft-page-break/>Once a View is ready for the report, making the report is very simple.</text:p>
      <text:h text:style-name="P33" text:outline-level="3">Simple Static Report</text:h>
      <text:p text:style-name="P7"><text:span text:style-name="OOoStrongEmphasis">Step 1: Start the Report Wizard</text:span></text:p>
      <text:p text:style-name="P7"><text:span text:style-name="OOoDefault">On the main Base window, click the </text:span><text:span text:style-name="OOoEmphasis">Reports</text:span><text:span text:style-name="OOoDefault"> icon and then click </text:span><text:span text:style-name="OOoEmphasis">Use Wizard to Create Report</text:span>.</text:p>
      <text:p text:style-name="P7"><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OOoFigure"><draw:frame draw:style-name="fr2" draw:name="Frame40" text:anchor-type="paragraph" svg:x="0.4472in" svg:y="-0.05in" svg:width="5.8528in" draw:z-index="75"><draw:text-box fo:min-height="3.7945in"><text:p text:style-name="OOoFigureCaption"><draw:frame draw:style-name="fr8" draw:name="AOO41GS8_040" text:anchor-type="paragraph" svg:width="5.8437in" svg:height="3.6244in" style:rel-height="scale" draw:z-index="76"><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7"><text:span text:style-name="OOoStrongEmphasis">Step 3: Labeling the fields</text:span></text:p>
      <text:p text:style-name="P7"><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7"><text:span text:style-name="OOoStrongEmphasis">Step 4: Grouping levels</text:span></text:p>
      <text:p text:style-name="P7"><text:span text:style-name="OOoDefault">In this first report we will not add grouping levels. In the next iteration of the report, we will do that. Click </text:span><text:span text:style-name="OOoStrongEmphasis">Next</text:span><text:span text:style-name="OOoDefault">.</text:span></text:p>
      <text:p text:style-name="P7"><text:span text:style-name="OOoStrongEmphasis">Step 5: Sort options</text:span></text:p>
      <text:p text:style-name="P7"><text:span text:style-name="OOoDefault">It is better to sort in the View rather than using the Report Wizard's sort. Click </text:span><text:span text:style-name="OOoStrongEmphasis">Next</text:span><text:span text:style-name="OOoDefault">.</text:span></text:p>
      <text:p text:style-name="P7"><text:span text:style-name="OOoStrongEmphasis">Step 6: Choose layout</text:span></text:p>
      <text:p text:style-name="OOoTextBody">There are many layout options. We will leave the defaults <text:span text:style-name="T2">in place, but you can explore alternatives. A mock version of the report is visible</text:span> <text:span text:style-name="T2">behind the Report Wizard </text:span><text:soft-page-break/><text:span text:style-name="T2">dialog and if you drag the dialog low in the screen, you can see the effect of different layouts.</text:span></text:p>
      <text:p text:style-name="P7"><text:span text:style-name="OOoStrongEmphasis">Step 7: Create report</text:span></text:p>
      <text:p text:style-name="P7"><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OOoTextBody"><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OOoFigure"><draw:frame draw:style-name="fr1" draw:name="Frame41" text:anchor-type="paragraph" svg:width="6.4902in" draw:z-index="61"><draw:text-box fo:min-height="2.0217in"><text:p text:style-name="OOoFigureCaption"><draw:frame draw:style-name="fr8" draw:name="AOO41GS8_041" text:anchor-type="paragraph" svg:width="6.4744in" svg:height="1.7917in" style:rel-height="scale" draw:z-index="62"><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7"><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21">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7"><text:span text:style-name="OOoStrongEmphasis">Step 1: Start the Report Wizard</text:span></text:p>
      <text:p text:style-name="P7"><text:span text:style-name="OOoDefault">On the main Base window, click the </text:span><text:span text:style-name="OOoEmphasis">Reports</text:span><text:span text:style-name="OOoDefault"> icon and then click </text:span><text:span text:style-name="OOoEmphasis">Use Wizard to Create Report</text:span>.</text:p>
      <text:p text:style-name="P7"><text:span text:style-name="OOoStrongEmphasis">Step 2: Choose the fields from the View</text:span></text:p>
      <text:p text:style-name="P7"><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7"><text:span text:style-name="OOoStrongEmphasis">Step 3: Labeling the fields</text:span></text:p>
      <text:p text:style-name="P7"><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7"><text:span text:style-name="OOoStrongEmphasis">Step 4: Grouping levels</text:span></text:p>
      <text:p text:style-name="P7"><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7"><text:span text:style-name="OOoStrongEmphasis">Step 5: Sort options</text:span></text:p>
      <text:p text:style-name="P7"><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7"><text:soft-page-break/><text:span text:style-name="OOoStrongEmphasis">Step 6: Choose layout</text:span></text:p>
      <text:p text:style-name="P7"><text:span text:style-name="OOoDefault">We will keep the defaults but, as mentioned in the previous section, you can try many alternatives.</text:span></text:p>
      <text:p text:style-name="P7"><text:span text:style-name="OOoStrongEmphasis">Step 7: Create report</text:span></text:p>
      <text:p text:style-name="P7"><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7"><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7"><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Figure"><draw:frame draw:style-name="fr1" draw:name="Frame42" text:anchor-type="paragraph" svg:width="6.5366in" draw:z-index="77"><draw:text-box fo:min-height="2.8035in"><text:p text:style-name="OOoFigureCaption"><draw:frame draw:style-name="fr8" draw:name="AOO41GS8_042" text:anchor-type="paragraph" svg:width="6.4575in" svg:height="2.561in" style:rel-height="scale" draw:z-index="78"><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57</text:page-number></text:p>
      </style:footer>
      <style:footer-left>
        <text:p text:style-name="OOoFooter"><text:page-number text:select-page="current">48</text:page-number>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text:p>
      </style:footer>
      <style:footer-left>
        <text:p text:style-name="OOoList_5f_TextBody_5f_L1"><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12-30T13:53:02.49</dc:date>
    <dc:creator>Keith McKenna</dc:creator>
    <meta:editing-duration>P4DT11H35M44S</meta:editing-duration>
    <meta:editing-cycles>626</meta:editing-cycles>
    <meta:generator>OpenOffice/4.1.13$Win32 OpenOffice.org_project/4113m1$Build-9810</meta:generator>
    <meta:keyword>Version 4.1</meta:keyword>
    <dc:subject>Apache OpenOffice User Guides</dc:subject>
    <meta:document-statistic meta:table-count="26" meta:image-count="47" meta:object-count="0" meta:page-count="57" meta:paragraph-count="581" meta:word-count="14803" meta:character-count="80952"/>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